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0.661458333333333cm" style:use-optimal-column-width="true"/>
    </style:style>
    <style:style style:name="co6" style:family="table-column">
      <style:table-column-properties fo:break-before="auto" style:column-width="6.35cm" style:use-optimal-column-width="true"/>
    </style:style>
    <style:style style:name="co7" style:family="table-column">
      <style:table-column-properties fo:break-before="auto" style:column-width="4.33916666666667cm" style:use-optimal-column-width="true"/>
    </style:style>
    <style:style style:name="co8" style:family="table-column">
      <style:table-column-properties fo:break-before="auto" style:column-width="2.460625cm" style:use-optimal-column-width="true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1.9314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moto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" table:number-columns-repeated="15360" table:default-cell-style-name="ce2"/>
        <table:table-row table:style-name="ro1">
          <table:table-cell office:value-type="string" table:style-name="ce2">
            <text:p>id_motor</text:p>
          </table:table-cell>
          <table:table-cell office:value-type="string" table:style-name="ce2">
            <text:p>id_combustible</text:p>
          </table:table-cell>
          <table:table-cell office:value-type="string" table:style-name="ce2">
            <text:p>codigo_meyro_juego</text:p>
          </table:table-cell>
          <table:table-cell office:value-type="string" table:style-name="ce2">
            <text:p>cilindrada</text:p>
          </table:table-cell>
          <table:table-cell office:value-type="string" table:style-name="ce2">
            <text:p>lts</text:p>
          </table:table-cell>
          <table:table-cell office:value-type="string" table:style-name="ce2">
            <text:p>motor</text:p>
          </table:table-cell>
          <table:table-cell office:value-type="string" table:style-name="ce2">
            <text:p>diametro_cilindro_motor</text:p>
          </table:table-cell>
          <table:table-cell office:value-type="string" table:style-name="ce2">
            <text:p>cant_cilindros</text:p>
          </table:table-cell>
          <table:table-cell office:value-type="string" table:style-name="ce2">
            <text:p>cant_valvulas</text:p>
          </table:table-cell>
          <table:table-cell table:number-columns-repeated="16375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90</text:p>
          </table:table-cell>
          <table:table-cell office:value-type="float" office:value="997" table:style-name="ce2">
            <text:p>997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CHT-AE 1000</text:p>
          </table:table-cell>
          <table:table-cell office:value-type="float" office:value="70.3" table:style-name="ce2">
            <text:p>70.3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32" table:formula="msoxl:=VLOOKUP(A2,'C:\Users\Carlos\Desktop\tablas\[art_motor.ods]art_motor'!$A:$C,2,FALSE)" table:style-name="ce2">
            <text:p>32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210</text:p>
          </table:table-cell>
          <table:table-cell office:value-type="float" office:value="999" table:style-name="ce2">
            <text:p>999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Endura E</text:p>
          </table:table-cell>
          <table:table-cell office:value-type="float" office:value="68.7" table:style-name="ce2">
            <text:p>68.7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7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70</text:p>
          </table:table-cell>
          <table:table-cell office:value-type="float" office:value="999" table:style-name="ce2">
            <text:p>999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Zetec Rocam ZL</text:p>
          </table:table-cell>
          <table:table-cell office:value-type="float" office:value="68.7" table:style-name="ce2">
            <text:p>68.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210</text:p>
          </table:table-cell>
          <table:table-cell office:value-type="float" office:value="1118" table:style-name="ce2">
            <text:p>1118</text:p>
          </table:table-cell>
          <table:table-cell office:value-type="string" table:style-name="ce2">
            <text:p>1.1</text:p>
          </table:table-cell>
          <table:table-cell office:value-type="string" table:style-name="ce2">
            <text:p>BL11CF</text:p>
          </table:table-cell>
          <table:table-cell office:value-type="float" office:value="68.7" table:style-name="ce2">
            <text:p>68.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90</text:p>
          </table:table-cell>
          <table:table-cell office:value-type="float" office:value="1341" table:style-name="ce2">
            <text:p>1341</text:p>
          </table:table-cell>
          <table:table-cell office:value-type="string" table:style-name="ce2">
            <text:p>1.3</text:p>
          </table:table-cell>
          <table:table-cell office:value-type="string" table:style-name="ce2">
            <text:p>CHT-AE 1300</text:p>
          </table:table-cell>
          <table:table-cell office:value-type="float" office:value="71.5" table:style-name="ce2">
            <text:p>71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80</text:p>
          </table:table-cell>
          <table:table-cell office:value-type="float" office:value="1297" table:style-name="ce2">
            <text:p>1297</text:p>
          </table:table-cell>
          <table:table-cell office:value-type="string" table:style-name="ce2">
            <text:p>1.3</text:p>
          </table:table-cell>
          <table:table-cell office:value-type="string" table:style-name="ce2">
            <text:p>Endura OHV / HCS</text:p>
          </table:table-cell>
          <table:table-cell office:value-type="float" office:value="73.959999999999994" table:style-name="ce2">
            <text:p>73.9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58</text:p>
          </table:table-cell>
          <table:table-cell office:value-type="float" office:value="1372" table:style-name="ce2">
            <text:p>1372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CHT-1400</text:p>
          </table:table-cell>
          <table:table-cell office:value-type="float" office:value="77" table:style-name="ce2">
            <text:p>7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59</text:p>
          </table:table-cell>
          <table:table-cell office:value-type="float" office:value="1372" table:style-name="ce2">
            <text:p>1372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CHT-AE 1400</text:p>
          </table:table-cell>
          <table:table-cell office:value-type="float" office:value="77" table:style-name="ce2">
            <text:p>7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60</text:p>
          </table:table-cell>
          <table:table-cell office:value-type="float" office:value="1388" table:style-name="ce2">
            <text:p>1388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Zetec SE 16V - DOHC</text:p>
          </table:table-cell>
          <table:table-cell office:value-type="float" office:value="76" table:style-name="ce2">
            <text:p>7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59</text:p>
          </table:table-cell>
          <table:table-cell office:value-type="float" office:value="1555" table:style-name="ce2">
            <text:p>1555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CHT-AE 1600 Corcel</text:p>
          </table:table-cell>
          <table:table-cell office:value-type="float" office:value="77" table:style-name="ce2">
            <text:p>7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60</text:p>
          </table:table-cell>
          <table:table-cell office:value-type="float" office:value="1555" table:style-name="ce2">
            <text:p>1555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CHT-AE 1600 Escort</text:p>
          </table:table-cell>
          <table:table-cell office:value-type="float" office:value="77" table:style-name="ce2">
            <text:p>7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60</text:p>
          </table:table-cell>
          <table:table-cell office:value-type="float" office:value="1597" table:style-name="ce2">
            <text:p>1597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I4 E-MAX - OHC</text:p>
          </table:table-cell>
          <table:table-cell office:value-type="float" office:value="81.3" table:style-name="ce2">
            <text:p>81.3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090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Audi AP-1600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190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Audi AP-1600 Inyección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62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Zetec SE 16V - DOHC</text:p>
          </table:table-cell>
          <table:table-cell office:value-type="float" office:value="79" table:style-name="ce2">
            <text:p>79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80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Zetec Rocam ZL</text:p>
          </table:table-cell>
          <table:table-cell office:value-type="float" office:value="82" table:style-name="ce2">
            <text:p>8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090</text:p>
          </table:table-cell>
          <table:table-cell office:value-type="float" office:value="1781" table:style-name="ce2">
            <text:p>1781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Audi AP-1800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190</text:p>
          </table:table-cell>
          <table:table-cell office:value-type="float" office:value="1781" table:style-name="ce2">
            <text:p>1781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Audi AP-1800 Inyección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120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Zetec 16V - DOHC</text:p>
          </table:table-cell>
          <table:table-cell office:value-type="float" office:value="80.599999999999994" table:style-name="ce2">
            <text:p>80.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230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Zetec 16V - DOHC (1993/)</text:p>
          </table:table-cell>
          <table:table-cell office:value-type="float" office:value="80.599999999999994" table:style-name="ce2">
            <text:p>80.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1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OHC</text:p>
          </table:table-cell>
          <table:table-cell office:value-type="float" office:value="89.32" table:style-name="ce2">
            <text:p>89.32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14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Audi AP-2000</text:p>
          </table:table-cell>
          <table:table-cell office:value-type="float" office:value="82.5" table:style-name="ce2">
            <text:p>82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714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Audi AP-2000 Inyección</text:p>
          </table:table-cell>
          <table:table-cell office:value-type="float" office:value="82.5" table:style-name="ce2">
            <text:p>82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9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Zetec 16V - DOHC</text:p>
          </table:table-cell>
          <table:table-cell office:value-type="float" office:value="84.8" table:style-name="ce2">
            <text:p>84.8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24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2.0</text:p>
          </table:table-cell>
          <table:table-cell office:value-type="string" table:style-name="ce2">
            <text:p>Zetec 16V - DOHC (1993/)</text:p>
          </table:table-cell>
          <table:table-cell office:value-type="float" office:value="84.8" table:style-name="ce2">
            <text:p>84.8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20</text:p>
          </table:table-cell>
          <table:table-cell office:value-type="float" office:value="2299" table:style-name="ce2">
            <text:p>2299</text:p>
          </table:table-cell>
          <table:table-cell office:value-type="string" table:style-name="ce2">
            <text:p>2.3</text:p>
          </table:table-cell>
          <table:table-cell office:value-type="string" table:style-name="ce2">
            <text:p>OHC</text:p>
          </table:table-cell>
          <table:table-cell office:value-type="float" office:value="96" table:style-name="ce2">
            <text:p>9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30</text:p>
          </table:table-cell>
          <table:table-cell office:value-type="float" office:value="2792" table:style-name="ce2">
            <text:p>2792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V6 OHV</text:p>
          </table:table-cell>
          <table:table-cell office:value-type="float" office:value="93" table:style-name="ce2">
            <text:p>93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860</text:p>
          </table:table-cell>
          <table:table-cell office:value-type="float" office:value="2786" table:style-name="ce2">
            <text:p>2786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170" 6 Cil. 4 Bancadas</text:p>
          </table:table-cell>
          <table:table-cell office:value-type="float" office:value="93" table:style-name="ce2">
            <text:p>93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860</text:p>
          </table:table-cell>
          <table:table-cell office:value-type="float" office:value="2786" table:style-name="ce2">
            <text:p>2786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187" 6 Cil. 4 Bancadas</text:p>
          </table:table-cell>
          <table:table-cell office:value-type="float" office:value="88.9" table:style-name="ce2">
            <text:p>88.9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870</text:p>
          </table:table-cell>
          <table:table-cell office:value-type="float" office:value="3081" table:style-name="ce2">
            <text:p>3081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188" 6 Cil. 7 Bancadas</text:p>
          </table:table-cell>
          <table:table-cell office:value-type="float" office:value="93.47" table:style-name="ce2">
            <text:p>93.4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00</text:p>
          </table:table-cell>
          <table:table-cell office:value-type="float" office:value="3081" table:style-name="ce2">
            <text:p>3081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188" Max-Econo 6 Cil. 7 Bancadas</text:p>
          </table:table-cell>
          <table:table-cell office:value-type="float" office:value="93.47" table:style-name="ce2">
            <text:p>93.4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610</text:p>
          </table:table-cell>
          <table:table-cell office:value-type="float" office:value="3286" table:style-name="ce2">
            <text:p>3286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24HP 4 Cilindros</text:p>
          </table:table-cell>
          <table:table-cell office:value-type="float" office:value="98.4" table:style-name="ce2">
            <text:p>98.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870</text:p>
          </table:table-cell>
          <table:table-cell office:value-type="float" office:value="3620" table:style-name="ce2">
            <text:p>3620</text:p>
          </table:table-cell>
          <table:table-cell office:value-type="string" table:style-name="ce2">
            <text:p>3.6</text:p>
          </table:table-cell>
          <table:table-cell office:value-type="string" table:style-name="ce2">
            <text:p>221" 6 Cil. 7 Bancadas</text:p>
          </table:table-cell>
          <table:table-cell office:value-type="float" office:value="93.47" table:style-name="ce2">
            <text:p>93.4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880</text:p>
          </table:table-cell>
          <table:table-cell office:value-type="float" office:value="3620" table:style-name="ce2">
            <text:p>3620</text:p>
          </table:table-cell>
          <table:table-cell office:value-type="string" table:style-name="ce2">
            <text:p>3.6</text:p>
          </table:table-cell>
          <table:table-cell office:value-type="string" table:style-name="ce2">
            <text:p>221" SP 6 Cil. 7 Bancadas</text:p>
          </table:table-cell>
          <table:table-cell office:value-type="float" office:value="93.47" table:style-name="ce2">
            <text:p>93.4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00</text:p>
          </table:table-cell>
          <table:table-cell office:value-type="float" office:value="3620" table:style-name="ce2">
            <text:p>3620</text:p>
          </table:table-cell>
          <table:table-cell office:value-type="string" table:style-name="ce2">
            <text:p>3.6</text:p>
          </table:table-cell>
          <table:table-cell office:value-type="string" table:style-name="ce2">
            <text:p>221" Max-Econo 6 Cil. 7 Bancadas</text:p>
          </table:table-cell>
          <table:table-cell office:value-type="float" office:value="93.47" table:style-name="ce2">
            <text:p>93.47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770</text:p>
          </table:table-cell>
          <table:table-cell office:value-type="float" office:value="4458" table:style-name="ce2">
            <text:p>4458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V8 272" OHV FASE I</text:p>
          </table:table-cell>
          <table:table-cell office:value-type="float" office:value="92" table:style-name="ce2">
            <text:p>9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770</text:p>
          </table:table-cell>
          <table:table-cell office:value-type="float" office:value="4785" table:style-name="ce2">
            <text:p>4785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V8 292" OHV FASE I</text:p>
          </table:table-cell>
          <table:table-cell office:value-type="float" office:value="97" table:style-name="ce2">
            <text:p>9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020</text:p>
          </table:table-cell>
          <table:table-cell office:value-type="float" office:value="4785" table:style-name="ce2">
            <text:p>4785</text:p>
          </table:table-cell>
          <table:table-cell office:value-type="string" table:style-name="ce2">
            <text:p>4.8</text:p>
          </table:table-cell>
          <table:table-cell office:value-type="string" table:style-name="ce2">
            <text:p>V8 292" OHV FASE II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2980</text:p>
          </table:table-cell>
          <table:table-cell office:value-type="float" office:value="4916" table:style-name="ce2">
            <text:p>4916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300 CID OHV 6 Cil.</text:p>
          </table:table-cell>
          <table:table-cell office:value-type="float" office:value="101" table:style-name="ce2">
            <text:p>101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comb01</text:p>
          </table:table-cell>
          <table:table-cell office:value-type="string" table:style-name="ce3">
            <text:p>05-3220</text:p>
          </table:table-cell>
          <table:table-cell office:value-type="float" office:value="4916" table:style-name="ce2">
            <text:p>4916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300 CID OHV Inyección - 6 Cil.</text:p>
          </table:table-cell>
          <table:table-cell office:value-type="float" office:value="101.6" table:style-name="ce2">
            <text:p>101.6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6178</text:p>
          </table:table-cell>
          <table:table-cell office:value-type="float" office:value="1398" table:style-name="ce2">
            <text:p>1398</text:p>
          </table:table-cell>
          <table:table-cell office:value-type="string" table:style-name="ce2">
            <text:p>1.4</text:p>
          </table:table-cell>
          <table:table-cell office:value-type="string" table:style-name="ce2">
            <text:p>Duratorq TDCI 8V - F6JA / F6JB</text:p>
          </table:table-cell>
          <table:table-cell office:value-type="float" office:value="73.7" table:style-name="ce2">
            <text:p>73.7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6186</text:p>
          </table:table-cell>
          <table:table-cell office:value-type="float" office:value="1560" table:style-name="ce2">
            <text:p>1560</text:p>
          </table:table-cell>
          <table:table-cell office:value-type="string" table:style-name="ce2">
            <text:p>1.6</text:p>
          </table:table-cell>
          <table:table-cell office:value-type="string" table:style-name="ce2">
            <text:p>Duratorq TDCI 16V - DLD-416</text:p>
          </table:table-cell>
          <table:table-cell office:value-type="float" office:value="75" table:style-name="ce2">
            <text:p>75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10</text:p>
          </table:table-cell>
          <table:table-cell office:value-type="float" office:value="1753" table:style-name="ce2">
            <text:p>1753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Endura Diesel - D18NA - D18TI</text:p>
          </table:table-cell>
          <table:table-cell office:value-type="float" office:value="82.5" table:style-name="ce2">
            <text:p>82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50</text:p>
          </table:table-cell>
          <table:table-cell office:value-type="float" office:value="1753" table:style-name="ce2">
            <text:p>1753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Endura Diesel - D18NA - D18TI (1992/)</text:p>
          </table:table-cell>
          <table:table-cell office:value-type="float" office:value="82.5" table:style-name="ce2">
            <text:p>82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40</text:p>
          </table:table-cell>
          <table:table-cell office:value-type="float" office:value="1753" table:style-name="ce2">
            <text:p>1753</text:p>
          </table:table-cell>
          <table:table-cell office:value-type="string" table:style-name="ce2">
            <text:p>1.8</text:p>
          </table:table-cell>
          <table:table-cell office:value-type="string" table:style-name="ce2">
            <text:p>Endura Lynx (C9DC) Duratorq (1998/)</text:p>
          </table:table-cell>
          <table:table-cell office:value-type="float" office:value="82.5" table:style-name="ce2">
            <text:p>82.5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4050</text:p>
          </table:table-cell>
          <table:table-cell office:value-type="float" office:value="2393" table:style-name="ce2">
            <text:p>2393</text:p>
          </table:table-cell>
          <table:table-cell office:value-type="string" table:style-name="ce2">
            <text:p>2.4</text:p>
          </table:table-cell>
          <table:table-cell office:value-type="string" table:style-name="ce2">
            <text:p>HR492 /494 Borgward VM</text:p>
          </table:table-cell>
          <table:table-cell office:value-type="float" office:value="92" table:style-name="ce2">
            <text:p>9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00</text:p>
          </table:table-cell>
          <table:table-cell office:value-type="float" office:value="2496" table:style-name="ce2">
            <text:p>2496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4BC /CC /EA /EB /EC</text:p>
          </table:table-cell>
          <table:table-cell office:value-type="float" office:value="93.64" table:style-name="ce2">
            <text:p>93.6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00</text:p>
          </table:table-cell>
          <table:table-cell office:value-type="float" office:value="2496" table:style-name="ce2">
            <text:p>2496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4FA /FB /FC /FD</text:p>
          </table:table-cell>
          <table:table-cell office:value-type="float" office:value="93.64" table:style-name="ce2">
            <text:p>93.6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3100</text:p>
          </table:table-cell>
          <table:table-cell office:value-type="float" office:value="2496" table:style-name="ce2">
            <text:p>2496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4GA /GB /GC /GE /HB /HC</text:p>
          </table:table-cell>
          <table:table-cell office:value-type="float" office:value="93.64" table:style-name="ce2">
            <text:p>93.6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4000</text:p>
          </table:table-cell>
          <table:table-cell office:value-type="float" office:value="2495" table:style-name="ce2">
            <text:p>2495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Maxion Rover HS4T</text:p>
          </table:table-cell>
          <table:table-cell office:value-type="float" office:value="90.74" table:style-name="ce2">
            <text:p>90.7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4002</text:p>
          </table:table-cell>
          <table:table-cell office:value-type="float" office:value="2758" table:style-name="ce2">
            <text:p>2758</text:p>
          </table:table-cell>
          <table:table-cell office:value-type="string" table:style-name="ce2">
            <text:p>2.8</text:p>
          </table:table-cell>
          <table:table-cell office:value-type="string" table:style-name="ce2">
            <text:p>Power Stroke<text:s text:c="2"/></text:p>
          </table:table-cell>
          <table:table-cell office:value-type="float" office:value="93" table:style-name="ce2">
            <text:p>93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2608</text:p>
          </table:table-cell>
          <table:table-cell office:value-type="float" office:value="2968" table:style-name="ce2">
            <text:p>2968</text:p>
          </table:table-cell>
          <table:table-cell office:value-type="string" table:style-name="ce2">
            <text:p>3.0</text:p>
          </table:table-cell>
          <table:table-cell office:value-type="string" table:style-name="ce2">
            <text:p>Power Stroke 16V Electrónico</text:p>
          </table:table-cell>
          <table:table-cell office:value-type="float" office:value="96" table:style-name="ce2">
            <text:p>9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number-columns-repeated="16375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5990</text:p>
          </table:table-cell>
          <table:table-cell office:value-type="float" office:value="3336" table:style-name="ce2">
            <text:p>3336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Perkins 4-203 P4-192-Z</text:p>
          </table:table-cell>
          <table:table-cell office:value-type="float" office:value="91.44" table:style-name="ce2">
            <text:p>91.4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6080</text:p>
          </table:table-cell>
          <table:table-cell office:value-type="float" office:value="3336" table:style-name="ce2">
            <text:p>3336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Perkins 4-203 Potenciado</text:p>
          </table:table-cell>
          <table:table-cell office:value-type="float" office:value="91.44" table:style-name="ce2">
            <text:p>91.4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6120</text:p>
          </table:table-cell>
          <table:table-cell office:value-type="float" office:value="3860" table:style-name="ce2">
            <text:p>3860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Maxion 4-236</text:p>
          </table:table-cell>
          <table:table-cell office:value-type="float" office:value="98.4" table:style-name="ce2">
            <text:p>98.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1280</text:p>
          </table:table-cell>
          <table:table-cell office:value-type="float" office:value="3916" table:style-name="ce2">
            <text:p>3916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Cummins 4B / 4BT / 4BTA</text:p>
          </table:table-cell>
          <table:table-cell office:value-type="float" office:value="102" table:style-name="ce2">
            <text:p>10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5490</text:p>
          </table:table-cell>
          <table:table-cell office:value-type="float" office:value="3922" table:style-name="ce2">
            <text:p>3922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MWM D-229</text:p>
          </table:table-cell>
          <table:table-cell office:value-type="float" office:value="102" table:style-name="ce2">
            <text:p>102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table:number-columns-repeated="16375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comb02</text:p>
          </table:table-cell>
          <table:table-cell office:value-type="string" table:style-name="ce3">
            <text:p>05-5590</text:p>
          </table:table-cell>
          <table:table-cell office:value-type="float" office:value="3922" table:style-name="ce2">
            <text:p>3922</text:p>
          </table:table-cell>
          <table:table-cell office:value-type="string" table:style-name="ce2">
            <text:p>4.2</text:p>
          </table:table-cell>
          <table:table-cell office:value-type="string" table:style-name="ce2">
            <text:p>MWM Sprint 6.07 18V</text:p>
          </table:table-cell>
          <table:table-cell office:value-type="float" office:value="102" table:style-name="ce2">
            <text:p>102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table:number-columns-repeated="16375"/>
        </table:table-row>
        <table:table-row table:number-rows-repeated="1048517" table:style-name="ro1">
          <table:table-cell table:number-columns-repeated="16384"/>
        </table:table-row>
      </table:table>
      <table:table table:name="'file:///C:/Users/Carlos/Desktop/tablas/art_motor.ods'#art_motor" table:style-name="ta2">
        <table:table-source xlink:href="file:///C:/Users/Carlos/Desktop/tablas/art_motor.ods" table:table-name="art_motor" table:mode="copy-results-only"/>
        <table:table-column/>
        <table:table-row>
          <table:table-cell office:value-type="float" office:value="1"/>
          <table:table-cell office:value-type="float" office:value="32"/>
          <table:table-cell office:value-type="string" office:string-value="01-2610"/>
          <table:table-cell table:number-columns-repeated="16381"/>
        </table:table-row>
        <table:table-row>
          <table:table-cell office:value-type="float" office:value="2"/>
          <table:table-cell office:value-type="float" office:value="36"/>
          <table:table-cell office:value-type="string" office:string-value="01-2770"/>
          <table:table-cell table:number-columns-repeated="16381"/>
        </table:table-row>
        <table:table-row>
          <table:table-cell office:value-type="float" office:value="3"/>
          <table:table-cell office:value-type="float" office:value="28"/>
          <table:table-cell office:value-type="string" office:string-value="01-2870"/>
          <table:table-cell table:number-columns-repeated="16381"/>
        </table:table-row>
        <table:table-row>
          <table:table-cell office:value-type="float" office:value="4"/>
          <table:table-cell office:value-type="float" office:value="30"/>
          <table:table-cell office:value-type="string" office:string-value="01-2870"/>
          <table:table-cell table:number-columns-repeated="16381"/>
        </table:table-row>
        <table:table-row>
          <table:table-cell office:value-type="float" office:value="5"/>
          <table:table-cell office:value-type="float" office:value="34"/>
          <table:table-cell office:value-type="string" office:string-value="01-2870"/>
          <table:table-cell table:number-columns-repeated="16381"/>
        </table:table-row>
        <table:table-row>
          <table:table-cell office:value-type="float" office:value="6"/>
          <table:table-cell office:value-type="float" office:value="31"/>
          <table:table-cell office:value-type="string" office:string-value="01-2900"/>
          <table:table-cell table:number-columns-repeated="16381"/>
        </table:table-row>
        <table:table-row>
          <table:table-cell office:value-type="float" office:value="7"/>
          <table:table-cell office:value-type="float" office:value="21"/>
          <table:table-cell office:value-type="string" office:string-value="01-2910"/>
          <table:table-cell table:number-columns-repeated="16381"/>
        </table:table-row>
        <table:table-row>
          <table:table-cell office:value-type="float" office:value="8"/>
          <table:table-cell office:value-type="float" office:value="26"/>
          <table:table-cell office:value-type="string" office:string-value="01-2920"/>
          <table:table-cell table:number-columns-repeated="16381"/>
        </table:table-row>
        <table:table-row>
          <table:table-cell office:value-type="float" office:value="9"/>
          <table:table-cell office:value-type="float" office:value="27"/>
          <table:table-cell office:value-type="string" office:string-value="01-2930"/>
          <table:table-cell table:number-columns-repeated="16381"/>
        </table:table-row>
        <table:table-row>
          <table:table-cell office:value-type="float" office:value="10"/>
          <table:table-cell office:value-type="float" office:value="27"/>
          <table:table-cell office:value-type="string" office:string-value="01-2940"/>
          <table:table-cell table:number-columns-repeated="16381"/>
        </table:table-row>
        <table:table-row>
          <table:table-cell office:value-type="float" office:value="11"/>
          <table:table-cell office:value-type="float" office:value="12"/>
          <table:table-cell office:value-type="string" office:string-value="01-2960"/>
          <table:table-cell table:number-columns-repeated="16381"/>
        </table:table-row>
        <table:table-row>
          <table:table-cell office:value-type="float" office:value="12"/>
          <table:table-cell office:value-type="float" office:value="38"/>
          <table:table-cell office:value-type="string" office:string-value="01-3020"/>
          <table:table-cell table:number-columns-repeated="16381"/>
        </table:table-row>
        <table:table-row>
          <table:table-cell office:value-type="float" office:value="13"/>
          <table:table-cell office:value-type="float" office:value="38"/>
          <table:table-cell office:value-type="string" office:string-value="01-3030"/>
          <table:table-cell table:number-columns-repeated="16381"/>
        </table:table-row>
        <table:table-row>
          <table:table-cell office:value-type="float" office:value="14"/>
          <table:table-cell office:value-type="float" office:value="11"/>
          <table:table-cell office:value-type="string" office:string-value="01-3060"/>
          <table:table-cell table:number-columns-repeated="16381"/>
        </table:table-row>
        <table:table-row>
          <table:table-cell office:value-type="float" office:value="15"/>
          <table:table-cell office:value-type="float" office:value="6"/>
          <table:table-cell office:value-type="string" office:string-value="01-3080"/>
          <table:table-cell table:number-columns-repeated="16381"/>
        </table:table-row>
        <table:table-row>
          <table:table-cell office:value-type="float" office:value="16"/>
          <table:table-cell office:value-type="float" office:value="6"/>
          <table:table-cell office:value-type="string" office:string-value="01-3080"/>
          <table:table-cell table:number-columns-repeated="16381"/>
        </table:table-row>
        <table:table-row>
          <table:table-cell office:value-type="float" office:value="17"/>
          <table:table-cell office:value-type="float" office:value="24"/>
          <table:table-cell office:value-type="string" office:string-value="01-3090"/>
          <table:table-cell table:number-columns-repeated="16381"/>
        </table:table-row>
        <table:table-row>
          <table:table-cell office:value-type="float" office:value="18"/>
          <table:table-cell office:value-type="float" office:value="24"/>
          <table:table-cell office:value-type="string" office:string-value="01-3090"/>
          <table:table-cell table:number-columns-repeated="16381"/>
        </table:table-row>
        <table:table-row>
          <table:table-cell office:value-type="float" office:value="19"/>
          <table:table-cell office:value-type="float" office:value="25"/>
          <table:table-cell office:value-type="string" office:string-value="01-3090"/>
          <table:table-cell table:number-columns-repeated="16381"/>
        </table:table-row>
        <table:table-row>
          <table:table-cell office:value-type="float" office:value="20"/>
          <table:table-cell office:value-type="float" office:value="25"/>
          <table:table-cell office:value-type="string" office:string-value="01-3090"/>
          <table:table-cell table:number-columns-repeated="16381"/>
        </table:table-row>
        <table:table-row>
          <table:table-cell office:value-type="float" office:value="21"/>
          <table:table-cell office:value-type="float" office:value="19"/>
          <table:table-cell office:value-type="string" office:string-value="01-3120"/>
          <table:table-cell table:number-columns-repeated="16381"/>
        </table:table-row>
        <table:table-row>
          <table:table-cell office:value-type="float" office:value="22"/>
          <table:table-cell office:value-type="float" office:value="19"/>
          <table:table-cell office:value-type="string" office:string-value="01-3120"/>
          <table:table-cell table:number-columns-repeated="16381"/>
        </table:table-row>
        <table:table-row>
          <table:table-cell office:value-type="float" office:value="23"/>
          <table:table-cell office:value-type="float" office:value="20"/>
          <table:table-cell office:value-type="string" office:string-value="01-3120"/>
          <table:table-cell table:number-columns-repeated="16381"/>
        </table:table-row>
        <table:table-row>
          <table:table-cell office:value-type="float" office:value="24"/>
          <table:table-cell office:value-type="float" office:value="20"/>
          <table:table-cell office:value-type="string" office:string-value="01-3120"/>
          <table:table-cell table:number-columns-repeated="16381"/>
        </table:table-row>
        <table:table-row>
          <table:table-cell office:value-type="float" office:value="25"/>
          <table:table-cell office:value-type="float" office:value="9"/>
          <table:table-cell office:value-type="string" office:string-value="01-3160"/>
          <table:table-cell table:number-columns-repeated="16381"/>
        </table:table-row>
        <table:table-row>
          <table:table-cell office:value-type="float" office:value="26"/>
          <table:table-cell office:value-type="float" office:value="15"/>
          <table:table-cell office:value-type="string" office:string-value="01-3162"/>
          <table:table-cell table:number-columns-repeated="16381"/>
        </table:table-row>
        <table:table-row>
          <table:table-cell office:value-type="float" office:value="27"/>
          <table:table-cell office:value-type="float" office:value="3"/>
          <table:table-cell office:value-type="string" office:string-value="01-3170"/>
          <table:table-cell table:number-columns-repeated="16381"/>
        </table:table-row>
        <table:table-row>
          <table:table-cell office:value-type="float" office:value="28"/>
          <table:table-cell office:value-type="float" office:value="16"/>
          <table:table-cell office:value-type="string" office:string-value="01-3180"/>
          <table:table-cell table:number-columns-repeated="16381"/>
        </table:table-row>
        <table:table-row>
          <table:table-cell office:value-type="float" office:value="29"/>
          <table:table-cell office:value-type="float" office:value="13"/>
          <table:table-cell office:value-type="string" office:string-value="01-7090"/>
          <table:table-cell table:number-columns-repeated="16381"/>
        </table:table-row>
        <table:table-row>
          <table:table-cell office:value-type="float" office:value="30"/>
          <table:table-cell office:value-type="float" office:value="13"/>
          <table:table-cell office:value-type="string" office:string-value="01-7090"/>
          <table:table-cell table:number-columns-repeated="16381"/>
        </table:table-row>
        <table:table-row>
          <table:table-cell office:value-type="float" office:value="31"/>
          <table:table-cell office:value-type="float" office:value="22"/>
          <table:table-cell office:value-type="string" office:string-value="01-7140"/>
          <table:table-cell table:number-columns-repeated="16381"/>
        </table:table-row>
        <table:table-row>
          <table:table-cell office:value-type="float" office:value="32"/>
          <table:table-cell office:value-type="float" office:value="22"/>
          <table:table-cell office:value-type="string" office:string-value="01-7140"/>
          <table:table-cell table:number-columns-repeated="16381"/>
        </table:table-row>
        <table:table-row>
          <table:table-cell office:value-type="float" office:value="33"/>
          <table:table-cell office:value-type="float" office:value="23"/>
          <table:table-cell office:value-type="string" office:string-value="01-7142"/>
          <table:table-cell table:number-columns-repeated="16381"/>
        </table:table-row>
        <table:table-row>
          <table:table-cell office:value-type="float" office:value="34"/>
          <table:table-cell office:value-type="float" office:value="14"/>
          <table:table-cell office:value-type="string" office:string-value="01-7190"/>
          <table:table-cell table:number-columns-repeated="16381"/>
        </table:table-row>
        <table:table-row>
          <table:table-cell office:value-type="float" office:value="35"/>
          <table:table-cell office:value-type="float" office:value="32"/>
          <table:table-cell office:value-type="string" office:string-value="02-2610"/>
          <table:table-cell table:number-columns-repeated="16381"/>
        </table:table-row>
        <table:table-row>
          <table:table-cell office:value-type="float" office:value="36"/>
          <table:table-cell office:value-type="float" office:value="36"/>
          <table:table-cell office:value-type="string" office:string-value="02-2770"/>
          <table:table-cell table:number-columns-repeated="16381"/>
        </table:table-row>
        <table:table-row>
          <table:table-cell office:value-type="float" office:value="37"/>
          <table:table-cell office:value-type="float" office:value="28"/>
          <table:table-cell office:value-type="string" office:string-value="02-2860"/>
          <table:table-cell table:number-columns-repeated="16381"/>
        </table:table-row>
        <table:table-row>
          <table:table-cell office:value-type="float" office:value="38"/>
          <table:table-cell office:value-type="float" office:value="30"/>
          <table:table-cell office:value-type="string" office:string-value="02-2870"/>
          <table:table-cell table:number-columns-repeated="16381"/>
        </table:table-row>
        <table:table-row>
          <table:table-cell office:value-type="float" office:value="39"/>
          <table:table-cell office:value-type="float" office:value="34"/>
          <table:table-cell office:value-type="string" office:string-value="02-2880"/>
          <table:table-cell table:number-columns-repeated="16381"/>
        </table:table-row>
        <table:table-row>
          <table:table-cell office:value-type="float" office:value="40"/>
          <table:table-cell office:value-type="float" office:value="31"/>
          <table:table-cell office:value-type="string" office:string-value="02-2900"/>
          <table:table-cell table:number-columns-repeated="16381"/>
        </table:table-row>
        <table:table-row>
          <table:table-cell office:value-type="float" office:value="41"/>
          <table:table-cell office:value-type="float" office:value="21"/>
          <table:table-cell office:value-type="string" office:string-value="02-2910"/>
          <table:table-cell table:number-columns-repeated="16381"/>
        </table:table-row>
        <table:table-row>
          <table:table-cell office:value-type="float" office:value="42"/>
          <table:table-cell office:value-type="float" office:value="21"/>
          <table:table-cell office:value-type="string" office:string-value="02-2920"/>
          <table:table-cell table:number-columns-repeated="16381"/>
        </table:table-row>
        <table:table-row>
          <table:table-cell office:value-type="float" office:value="43"/>
          <table:table-cell office:value-type="float" office:value="26"/>
          <table:table-cell office:value-type="string" office:string-value="02-2920"/>
          <table:table-cell table:number-columns-repeated="16381"/>
        </table:table-row>
        <table:table-row>
          <table:table-cell office:value-type="float" office:value="44"/>
          <table:table-cell office:value-type="float" office:value="27"/>
          <table:table-cell office:value-type="string" office:string-value="02-2930"/>
          <table:table-cell table:number-columns-repeated="16381"/>
        </table:table-row>
        <table:table-row>
          <table:table-cell office:value-type="float" office:value="45"/>
          <table:table-cell office:value-type="float" office:value="12"/>
          <table:table-cell office:value-type="string" office:string-value="02-2960"/>
          <table:table-cell table:number-columns-repeated="16381"/>
        </table:table-row>
        <table:table-row>
          <table:table-cell office:value-type="float" office:value="46"/>
          <table:table-cell office:value-type="float" office:value="38"/>
          <table:table-cell office:value-type="string" office:string-value="02-3020"/>
          <table:table-cell table:number-columns-repeated="16381"/>
        </table:table-row>
        <table:table-row>
          <table:table-cell office:value-type="float" office:value="47"/>
          <table:table-cell office:value-type="float" office:value="11"/>
          <table:table-cell office:value-type="string" office:string-value="02-3060"/>
          <table:table-cell table:number-columns-repeated="16381"/>
        </table:table-row>
        <table:table-row>
          <table:table-cell office:value-type="float" office:value="48"/>
          <table:table-cell office:value-type="float" office:value="6"/>
          <table:table-cell office:value-type="string" office:string-value="02-3080"/>
          <table:table-cell table:number-columns-repeated="16381"/>
        </table:table-row>
        <table:table-row>
          <table:table-cell office:value-type="float" office:value="49"/>
          <table:table-cell office:value-type="float" office:value="6"/>
          <table:table-cell office:value-type="string" office:string-value="02-3080"/>
          <table:table-cell table:number-columns-repeated="16381"/>
        </table:table-row>
        <table:table-row>
          <table:table-cell office:value-type="float" office:value="50"/>
          <table:table-cell office:value-type="float" office:value="24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1"/>
          <table:table-cell office:value-type="float" office:value="24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2"/>
          <table:table-cell office:value-type="float" office:value="24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3"/>
          <table:table-cell office:value-type="float" office:value="24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4"/>
          <table:table-cell office:value-type="float" office:value="19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5"/>
          <table:table-cell office:value-type="float" office:value="19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6"/>
          <table:table-cell office:value-type="float" office:value="19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7"/>
          <table:table-cell office:value-type="float" office:value="19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8"/>
          <table:table-cell office:value-type="float" office:value="20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59"/>
          <table:table-cell office:value-type="float" office:value="20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0"/>
          <table:table-cell office:value-type="float" office:value="20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1"/>
          <table:table-cell office:value-type="float" office:value="20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2"/>
          <table:table-cell office:value-type="float" office:value="25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3"/>
          <table:table-cell office:value-type="float" office:value="25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4"/>
          <table:table-cell office:value-type="float" office:value="25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5"/>
          <table:table-cell office:value-type="float" office:value="25"/>
          <table:table-cell office:value-type="string" office:string-value="02-3090"/>
          <table:table-cell table:number-columns-repeated="16381"/>
        </table:table-row>
        <table:table-row>
          <table:table-cell office:value-type="float" office:value="66"/>
          <table:table-cell office:value-type="float" office:value="43"/>
          <table:table-cell office:value-type="string" office:string-value="02-3110"/>
          <table:table-cell table:number-columns-repeated="16381"/>
        </table:table-row>
        <table:table-row>
          <table:table-cell office:value-type="float" office:value="67"/>
          <table:table-cell office:value-type="float" office:value="45"/>
          <table:table-cell office:value-type="string" office:string-value="02-3110"/>
          <table:table-cell table:number-columns-repeated="16381"/>
        </table:table-row>
        <table:table-row>
          <table:table-cell office:value-type="float" office:value="68"/>
          <table:table-cell office:value-type="float" office:value="43"/>
          <table:table-cell office:value-type="string" office:string-value="02-3112"/>
          <table:table-cell table:number-columns-repeated="16381"/>
        </table:table-row>
        <table:table-row>
          <table:table-cell office:value-type="float" office:value="69"/>
          <table:table-cell office:value-type="float" office:value="24"/>
          <table:table-cell office:value-type="string" office:string-value="02-3120"/>
          <table:table-cell table:number-columns-repeated="16381"/>
        </table:table-row>
        <table:table-row>
          <table:table-cell office:value-type="float" office:value="70"/>
          <table:table-cell office:value-type="float" office:value="19"/>
          <table:table-cell office:value-type="string" office:string-value="02-3120"/>
          <table:table-cell table:number-columns-repeated="16381"/>
        </table:table-row>
        <table:table-row>
          <table:table-cell office:value-type="float" office:value="71"/>
          <table:table-cell office:value-type="float" office:value="43"/>
          <table:table-cell office:value-type="string" office:string-value="02-3150"/>
          <table:table-cell table:number-columns-repeated="16381"/>
        </table:table-row>
        <table:table-row>
          <table:table-cell office:value-type="float" office:value="72"/>
          <table:table-cell office:value-type="float" office:value="45"/>
          <table:table-cell office:value-type="string" office:string-value="02-3150"/>
          <table:table-cell table:number-columns-repeated="16381"/>
        </table:table-row>
        <table:table-row>
          <table:table-cell office:value-type="float" office:value="73"/>
          <table:table-cell office:value-type="float" office:value="9"/>
          <table:table-cell office:value-type="string" office:string-value="02-3160"/>
          <table:table-cell table:number-columns-repeated="16381"/>
        </table:table-row>
        <table:table-row>
          <table:table-cell office:value-type="float" office:value="74"/>
          <table:table-cell office:value-type="float" office:value="15"/>
          <table:table-cell office:value-type="string" office:string-value="02-3160"/>
          <table:table-cell table:number-columns-repeated="16381"/>
        </table:table-row>
        <table:table-row>
          <table:table-cell office:value-type="float" office:value="75"/>
          <table:table-cell office:value-type="float" office:value="3"/>
          <table:table-cell office:value-type="string" office:string-value="02-3170"/>
          <table:table-cell table:number-columns-repeated="16381"/>
        </table:table-row>
        <table:table-row>
          <table:table-cell office:value-type="float" office:value="76"/>
          <table:table-cell office:value-type="float" office:value="16"/>
          <table:table-cell office:value-type="string" office:string-value="02-3180"/>
          <table:table-cell table:number-columns-repeated="16381"/>
        </table:table-row>
        <table:table-row>
          <table:table-cell office:value-type="float" office:value="77"/>
          <table:table-cell office:value-type="float" office:value="6"/>
          <table:table-cell office:value-type="string" office:string-value="02-3210"/>
          <table:table-cell table:number-columns-repeated="16381"/>
        </table:table-row>
        <table:table-row>
          <table:table-cell office:value-type="float" office:value="78"/>
          <table:table-cell office:value-type="float" office:value="6"/>
          <table:table-cell office:value-type="string" office:string-value="02-3210"/>
          <table:table-cell table:number-columns-repeated="16381"/>
        </table:table-row>
        <table:table-row>
          <table:table-cell office:value-type="float" office:value="79"/>
          <table:table-cell office:value-type="float" office:value="20"/>
          <table:table-cell office:value-type="string" office:string-value="02-3230"/>
          <table:table-cell table:number-columns-repeated="16381"/>
        </table:table-row>
        <table:table-row>
          <table:table-cell office:value-type="float" office:value="80"/>
          <table:table-cell office:value-type="float" office:value="25"/>
          <table:table-cell office:value-type="string" office:string-value="02-3230"/>
          <table:table-cell table:number-columns-repeated="16381"/>
        </table:table-row>
        <table:table-row>
          <table:table-cell office:value-type="float" office:value="81"/>
          <table:table-cell office:value-type="float" office:value="41"/>
          <table:table-cell office:value-type="string" office:string-value="02-6178"/>
          <table:table-cell table:number-columns-repeated="16381"/>
        </table:table-row>
        <table:table-row>
          <table:table-cell office:value-type="float" office:value="82"/>
          <table:table-cell office:value-type="float" office:value="42"/>
          <table:table-cell office:value-type="string" office:string-value="02-6186"/>
          <table:table-cell table:number-columns-repeated="16381"/>
        </table:table-row>
        <table:table-row>
          <table:table-cell office:value-type="float" office:value="83"/>
          <table:table-cell office:value-type="float" office:value="42"/>
          <table:table-cell office:value-type="string" office:string-value="02-6187"/>
          <table:table-cell table:number-columns-repeated="16381"/>
        </table:table-row>
        <table:table-row>
          <table:table-cell office:value-type="float" office:value="84"/>
          <table:table-cell office:value-type="float" office:value="13"/>
          <table:table-cell office:value-type="string" office:string-value="02-7080"/>
          <table:table-cell table:number-columns-repeated="16381"/>
        </table:table-row>
        <table:table-row>
          <table:table-cell office:value-type="float" office:value="85"/>
          <table:table-cell office:value-type="float" office:value="13"/>
          <table:table-cell office:value-type="string" office:string-value="02-7080"/>
          <table:table-cell table:number-columns-repeated="16381"/>
        </table:table-row>
        <table:table-row>
          <table:table-cell office:value-type="float" office:value="86"/>
          <table:table-cell office:value-type="float" office:value="22"/>
          <table:table-cell office:value-type="string" office:string-value="02-7080"/>
          <table:table-cell table:number-columns-repeated="16381"/>
        </table:table-row>
        <table:table-row>
          <table:table-cell office:value-type="float" office:value="87"/>
          <table:table-cell office:value-type="float" office:value="22"/>
          <table:table-cell office:value-type="string" office:string-value="02-7080"/>
          <table:table-cell table:number-columns-repeated="16381"/>
        </table:table-row>
        <table:table-row>
          <table:table-cell office:value-type="float" office:value="88"/>
          <table:table-cell office:value-type="float" office:value="14"/>
          <table:table-cell office:value-type="string" office:string-value="02-7080"/>
          <table:table-cell table:number-columns-repeated="16381"/>
        </table:table-row>
        <table:table-row>
          <table:table-cell office:value-type="float" office:value="89"/>
          <table:table-cell office:value-type="float" office:value="13"/>
          <table:table-cell office:value-type="string" office:string-value="02-7090"/>
          <table:table-cell table:number-columns-repeated="16381"/>
        </table:table-row>
        <table:table-row>
          <table:table-cell office:value-type="float" office:value="90"/>
          <table:table-cell office:value-type="float" office:value="13"/>
          <table:table-cell office:value-type="string" office:string-value="02-7090"/>
          <table:table-cell table:number-columns-repeated="16381"/>
        </table:table-row>
        <table:table-row>
          <table:table-cell office:value-type="float" office:value="91"/>
          <table:table-cell office:value-type="float" office:value="22"/>
          <table:table-cell office:value-type="string" office:string-value="02-7090"/>
          <table:table-cell table:number-columns-repeated="16381"/>
        </table:table-row>
        <table:table-row>
          <table:table-cell office:value-type="float" office:value="92"/>
          <table:table-cell office:value-type="float" office:value="22"/>
          <table:table-cell office:value-type="string" office:string-value="02-7090"/>
          <table:table-cell table:number-columns-repeated="16381"/>
        </table:table-row>
        <table:table-row>
          <table:table-cell office:value-type="float" office:value="93"/>
          <table:table-cell office:value-type="float" office:value="14"/>
          <table:table-cell office:value-type="string" office:string-value="02-7090"/>
          <table:table-cell table:number-columns-repeated="16381"/>
        </table:table-row>
        <table:table-row>
          <table:table-cell office:value-type="float" office:value="94"/>
          <table:table-cell office:value-type="float" office:value="23"/>
          <table:table-cell office:value-type="string" office:string-value="02-7110"/>
          <table:table-cell table:number-columns-repeated="16381"/>
        </table:table-row>
        <table:table-row>
          <table:table-cell office:value-type="float" office:value="95"/>
          <table:table-cell office:value-type="float" office:value="14"/>
          <table:table-cell office:value-type="string" office:string-value="02-7110"/>
          <table:table-cell table:number-columns-repeated="16381"/>
        </table:table-row>
        <table:table-row>
          <table:table-cell office:value-type="float" office:value="96"/>
          <table:table-cell office:value-type="float" office:value="36"/>
          <table:table-cell office:value-type="string" office:string-value="03-2760"/>
          <table:table-cell table:number-columns-repeated="16381"/>
        </table:table-row>
        <table:table-row>
          <table:table-cell office:value-type="float" office:value="97"/>
          <table:table-cell office:value-type="float" office:value="21"/>
          <table:table-cell office:value-type="string" office:string-value="03-2910"/>
          <table:table-cell table:number-columns-repeated="16381"/>
        </table:table-row>
        <table:table-row>
          <table:table-cell office:value-type="float" office:value="98"/>
          <table:table-cell office:value-type="float" office:value="26"/>
          <table:table-cell office:value-type="string" office:string-value="03-2910"/>
          <table:table-cell table:number-columns-repeated="16381"/>
        </table:table-row>
        <table:table-row>
          <table:table-cell office:value-type="float" office:value="99"/>
          <table:table-cell office:value-type="float" office:value="27"/>
          <table:table-cell office:value-type="string" office:string-value="03-2930"/>
          <table:table-cell table:number-columns-repeated="16381"/>
        </table:table-row>
        <table:table-row>
          <table:table-cell office:value-type="float" office:value="100"/>
          <table:table-cell office:value-type="float" office:value="12"/>
          <table:table-cell office:value-type="string" office:string-value="03-2960"/>
          <table:table-cell table:number-columns-repeated="16381"/>
        </table:table-row>
        <table:table-row>
          <table:table-cell office:value-type="float" office:value="101"/>
          <table:table-cell office:value-type="float" office:value="38"/>
          <table:table-cell office:value-type="string" office:string-value="03-3020"/>
          <table:table-cell table:number-columns-repeated="16381"/>
        </table:table-row>
        <table:table-row>
          <table:table-cell office:value-type="float" office:value="102"/>
          <table:table-cell office:value-type="float" office:value="11"/>
          <table:table-cell office:value-type="string" office:string-value="03-3060"/>
          <table:table-cell table:number-columns-repeated="16381"/>
        </table:table-row>
        <table:table-row>
          <table:table-cell office:value-type="float" office:value="103"/>
          <table:table-cell office:value-type="float" office:value="6"/>
          <table:table-cell office:value-type="string" office:string-value="03-3080"/>
          <table:table-cell table:number-columns-repeated="16381"/>
        </table:table-row>
        <table:table-row>
          <table:table-cell office:value-type="float" office:value="104"/>
          <table:table-cell office:value-type="float" office:value="6"/>
          <table:table-cell office:value-type="string" office:string-value="03-3080"/>
          <table:table-cell table:number-columns-repeated="16381"/>
        </table:table-row>
        <table:table-row>
          <table:table-cell office:value-type="float" office:value="105"/>
          <table:table-cell office:value-type="float" office:value="24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06"/>
          <table:table-cell office:value-type="float" office:value="24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07"/>
          <table:table-cell office:value-type="float" office:value="19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08"/>
          <table:table-cell office:value-type="float" office:value="19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09"/>
          <table:table-cell office:value-type="float" office:value="20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10"/>
          <table:table-cell office:value-type="float" office:value="20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11"/>
          <table:table-cell office:value-type="float" office:value="25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12"/>
          <table:table-cell office:value-type="float" office:value="25"/>
          <table:table-cell office:value-type="string" office:string-value="03-3090"/>
          <table:table-cell table:number-columns-repeated="16381"/>
        </table:table-row>
        <table:table-row>
          <table:table-cell office:value-type="float" office:value="113"/>
          <table:table-cell office:value-type="float" office:value="43"/>
          <table:table-cell office:value-type="string" office:string-value="03-3110"/>
          <table:table-cell table:number-columns-repeated="16381"/>
        </table:table-row>
        <table:table-row>
          <table:table-cell office:value-type="float" office:value="114"/>
          <table:table-cell office:value-type="float" office:value="45"/>
          <table:table-cell office:value-type="string" office:string-value="03-3110"/>
          <table:table-cell table:number-columns-repeated="16381"/>
        </table:table-row>
        <table:table-row>
          <table:table-cell office:value-type="float" office:value="115"/>
          <table:table-cell office:value-type="float" office:value="9"/>
          <table:table-cell office:value-type="string" office:string-value="03-3160"/>
          <table:table-cell table:number-columns-repeated="16381"/>
        </table:table-row>
        <table:table-row>
          <table:table-cell office:value-type="float" office:value="116"/>
          <table:table-cell office:value-type="float" office:value="15"/>
          <table:table-cell office:value-type="string" office:string-value="03-3160"/>
          <table:table-cell table:number-columns-repeated="16381"/>
        </table:table-row>
        <table:table-row>
          <table:table-cell office:value-type="float" office:value="117"/>
          <table:table-cell office:value-type="float" office:value="3"/>
          <table:table-cell office:value-type="string" office:string-value="03-3170"/>
          <table:table-cell table:number-columns-repeated="16381"/>
        </table:table-row>
        <table:table-row>
          <table:table-cell office:value-type="float" office:value="118"/>
          <table:table-cell office:value-type="float" office:value="16"/>
          <table:table-cell office:value-type="string" office:string-value="03-3180"/>
          <table:table-cell table:number-columns-repeated="16381"/>
        </table:table-row>
        <table:table-row>
          <table:table-cell office:value-type="float" office:value="119"/>
          <table:table-cell office:value-type="float" office:value="41"/>
          <table:table-cell office:value-type="string" office:string-value="03-6178"/>
          <table:table-cell table:number-columns-repeated="16381"/>
        </table:table-row>
        <table:table-row>
          <table:table-cell office:value-type="float" office:value="120"/>
          <table:table-cell office:value-type="float" office:value="42"/>
          <table:table-cell office:value-type="string" office:string-value="03-6178"/>
          <table:table-cell table:number-columns-repeated="16381"/>
        </table:table-row>
        <table:table-row>
          <table:table-cell office:value-type="float" office:value="121"/>
          <table:table-cell office:value-type="float" office:value="13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2"/>
          <table:table-cell office:value-type="float" office:value="13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3"/>
          <table:table-cell office:value-type="float" office:value="22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4"/>
          <table:table-cell office:value-type="float" office:value="22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5"/>
          <table:table-cell office:value-type="float" office:value="23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6"/>
          <table:table-cell office:value-type="float" office:value="14"/>
          <table:table-cell office:value-type="string" office:string-value="03-7110"/>
          <table:table-cell table:number-columns-repeated="16381"/>
        </table:table-row>
        <table:table-row>
          <table:table-cell office:value-type="float" office:value="127"/>
          <table:table-cell office:value-type="float" office:value="30"/>
          <table:table-cell office:value-type="string" office:string-value="04-0770"/>
          <table:table-cell table:number-columns-repeated="16381"/>
        </table:table-row>
        <table:table-row>
          <table:table-cell office:value-type="float" office:value="128"/>
          <table:table-cell office:value-type="float" office:value="38"/>
          <table:table-cell office:value-type="string" office:string-value="04-0770"/>
          <table:table-cell table:number-columns-repeated="16381"/>
        </table:table-row>
        <table:table-row>
          <table:table-cell office:value-type="float" office:value="129"/>
          <table:table-cell office:value-type="float" office:value="36"/>
          <table:table-cell office:value-type="string" office:string-value="04-2080"/>
          <table:table-cell table:number-columns-repeated="16381"/>
        </table:table-row>
        <table:table-row>
          <table:table-cell office:value-type="float" office:value="130"/>
          <table:table-cell office:value-type="float" office:value="36"/>
          <table:table-cell office:value-type="string" office:string-value="04-2750"/>
          <table:table-cell table:number-columns-repeated="16381"/>
        </table:table-row>
        <table:table-row>
          <table:table-cell office:value-type="float" office:value="131"/>
          <table:table-cell office:value-type="float" office:value="38"/>
          <table:table-cell office:value-type="string" office:string-value="04-2750"/>
          <table:table-cell table:number-columns-repeated="16381"/>
        </table:table-row>
        <table:table-row>
          <table:table-cell office:value-type="float" office:value="132"/>
          <table:table-cell office:value-type="float" office:value="28"/>
          <table:table-cell office:value-type="string" office:string-value="04-2860"/>
          <table:table-cell table:number-columns-repeated="16381"/>
        </table:table-row>
        <table:table-row>
          <table:table-cell office:value-type="float" office:value="133"/>
          <table:table-cell office:value-type="float" office:value="31"/>
          <table:table-cell office:value-type="string" office:string-value="04-2900"/>
          <table:table-cell table:number-columns-repeated="16381"/>
        </table:table-row>
        <table:table-row>
          <table:table-cell office:value-type="float" office:value="134"/>
          <table:table-cell office:value-type="float" office:value="34"/>
          <table:table-cell office:value-type="string" office:string-value="04-2910"/>
          <table:table-cell table:number-columns-repeated="16381"/>
        </table:table-row>
        <table:table-row>
          <table:table-cell office:value-type="float" office:value="135"/>
          <table:table-cell office:value-type="float" office:value="21"/>
          <table:table-cell office:value-type="string" office:string-value="04-2910"/>
          <table:table-cell table:number-columns-repeated="16381"/>
        </table:table-row>
        <table:table-row>
          <table:table-cell office:value-type="float" office:value="136"/>
          <table:table-cell office:value-type="float" office:value="12"/>
          <table:table-cell office:value-type="string" office:string-value="04-2960"/>
          <table:table-cell table:number-columns-repeated="16381"/>
        </table:table-row>
        <table:table-row>
          <table:table-cell office:value-type="float" office:value="137"/>
          <table:table-cell office:value-type="float" office:value="11"/>
          <table:table-cell office:value-type="string" office:string-value="04-3060"/>
          <table:table-cell table:number-columns-repeated="16381"/>
        </table:table-row>
        <table:table-row>
          <table:table-cell office:value-type="float" office:value="138"/>
          <table:table-cell office:value-type="float" office:value="11"/>
          <table:table-cell office:value-type="string" office:string-value="04-3070"/>
          <table:table-cell table:number-columns-repeated="16381"/>
        </table:table-row>
        <table:table-row>
          <table:table-cell office:value-type="float" office:value="139"/>
          <table:table-cell office:value-type="float" office:value="6"/>
          <table:table-cell office:value-type="string" office:string-value="04-3080"/>
          <table:table-cell table:number-columns-repeated="16381"/>
        </table:table-row>
        <table:table-row>
          <table:table-cell office:value-type="float" office:value="140"/>
          <table:table-cell office:value-type="float" office:value="6"/>
          <table:table-cell office:value-type="string" office:string-value="04-3080"/>
          <table:table-cell table:number-columns-repeated="16381"/>
        </table:table-row>
        <table:table-row>
          <table:table-cell office:value-type="float" office:value="141"/>
          <table:table-cell office:value-type="float" office:value="43"/>
          <table:table-cell office:value-type="string" office:string-value="04-3080"/>
          <table:table-cell table:number-columns-repeated="16381"/>
        </table:table-row>
        <table:table-row>
          <table:table-cell office:value-type="float" office:value="142"/>
          <table:table-cell office:value-type="float" office:value="6"/>
          <table:table-cell office:value-type="string" office:string-value="04-3210"/>
          <table:table-cell table:number-columns-repeated="16381"/>
        </table:table-row>
        <table:table-row>
          <table:table-cell office:value-type="float" office:value="143"/>
          <table:table-cell office:value-type="float" office:value="6"/>
          <table:table-cell office:value-type="string" office:string-value="04-3210"/>
          <table:table-cell table:number-columns-repeated="16381"/>
        </table:table-row>
        <table:table-row>
          <table:table-cell office:value-type="float" office:value="144"/>
          <table:table-cell office:value-type="float" office:value="13"/>
          <table:table-cell office:value-type="string" office:string-value="04-7100"/>
          <table:table-cell table:number-columns-repeated="16381"/>
        </table:table-row>
        <table:table-row>
          <table:table-cell office:value-type="float" office:value="145"/>
          <table:table-cell office:value-type="float" office:value="13"/>
          <table:table-cell office:value-type="string" office:string-value="04-7100"/>
          <table:table-cell table:number-columns-repeated="16381"/>
        </table:table-row>
        <table:table-row>
          <table:table-cell office:value-type="float" office:value="146"/>
          <table:table-cell office:value-type="float" office:value="14"/>
          <table:table-cell office:value-type="string" office:string-value="04-7100"/>
          <table:table-cell table:number-columns-repeated="16381"/>
        </table:table-row>
        <table:table-row>
          <table:table-cell office:value-type="float" office:value="147"/>
          <table:table-cell office:value-type="float" office:value="13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48"/>
          <table:table-cell office:value-type="float" office:value="13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49"/>
          <table:table-cell office:value-type="float" office:value="22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50"/>
          <table:table-cell office:value-type="float" office:value="22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51"/>
          <table:table-cell office:value-type="float" office:value="23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52"/>
          <table:table-cell office:value-type="float" office:value="14"/>
          <table:table-cell office:value-type="string" office:string-value="04-7110"/>
          <table:table-cell table:number-columns-repeated="16381"/>
        </table:table-row>
        <table:table-row>
          <table:table-cell office:value-type="float" office:value="153"/>
          <table:table-cell office:value-type="float" office:value="23"/>
          <table:table-cell office:value-type="string" office:string-value="04-7150"/>
          <table:table-cell table:number-columns-repeated="16381"/>
        </table:table-row>
        <table:table-row>
          <table:table-cell office:value-type="float" office:value="154"/>
          <table:table-cell office:value-type="float" office:value="14"/>
          <table:table-cell office:value-type="string" office:string-value="04-7150"/>
          <table:table-cell table:number-columns-repeated="16381"/>
        </table:table-row>
        <table:table-row>
          <table:table-cell office:value-type="float" office:value="155"/>
          <table:table-cell office:value-type="float" office:value="32"/>
          <table:table-cell office:value-type="string" office:string-value="07-2610"/>
          <table:table-cell table:number-columns-repeated="16381"/>
        </table:table-row>
        <table:table-row>
          <table:table-cell office:value-type="float" office:value="156"/>
          <table:table-cell office:value-type="float" office:value="36"/>
          <table:table-cell office:value-type="string" office:string-value="07-2760"/>
          <table:table-cell table:number-columns-repeated="16381"/>
        </table:table-row>
        <table:table-row>
          <table:table-cell office:value-type="float" office:value="157"/>
          <table:table-cell office:value-type="float" office:value="38"/>
          <table:table-cell office:value-type="string" office:string-value="07-2760"/>
          <table:table-cell table:number-columns-repeated="16381"/>
        </table:table-row>
        <table:table-row>
          <table:table-cell office:value-type="float" office:value="158"/>
          <table:table-cell office:value-type="float" office:value="28"/>
          <table:table-cell office:value-type="string" office:string-value="07-2860"/>
          <table:table-cell table:number-columns-repeated="16381"/>
        </table:table-row>
        <table:table-row>
          <table:table-cell office:value-type="float" office:value="159"/>
          <table:table-cell office:value-type="float" office:value="30"/>
          <table:table-cell office:value-type="string" office:string-value="07-2860"/>
          <table:table-cell table:number-columns-repeated="16381"/>
        </table:table-row>
        <table:table-row>
          <table:table-cell office:value-type="float" office:value="160"/>
          <table:table-cell office:value-type="float" office:value="34"/>
          <table:table-cell office:value-type="string" office:string-value="07-2860"/>
          <table:table-cell table:number-columns-repeated="16381"/>
        </table:table-row>
        <table:table-row>
          <table:table-cell office:value-type="float" office:value="161"/>
          <table:table-cell office:value-type="float" office:value="31"/>
          <table:table-cell office:value-type="string" office:string-value="07-2860"/>
          <table:table-cell table:number-columns-repeated="16381"/>
        </table:table-row>
        <table:table-row>
          <table:table-cell office:value-type="float" office:value="162"/>
          <table:table-cell office:value-type="float" office:value="21"/>
          <table:table-cell office:value-type="string" office:string-value="07-2910"/>
          <table:table-cell table:number-columns-repeated="16381"/>
        </table:table-row>
        <table:table-row>
          <table:table-cell office:value-type="float" office:value="163"/>
          <table:table-cell office:value-type="float" office:value="26"/>
          <table:table-cell office:value-type="string" office:string-value="07-2910"/>
          <table:table-cell table:number-columns-repeated="16381"/>
        </table:table-row>
        <table:table-row>
          <table:table-cell office:value-type="float" office:value="164"/>
          <table:table-cell office:value-type="float" office:value="27"/>
          <table:table-cell office:value-type="string" office:string-value="07-2930"/>
          <table:table-cell table:number-columns-repeated="16381"/>
        </table:table-row>
        <table:table-row>
          <table:table-cell office:value-type="float" office:value="165"/>
          <table:table-cell office:value-type="float" office:value="12"/>
          <table:table-cell office:value-type="string" office:string-value="07-2960"/>
          <table:table-cell table:number-columns-repeated="16381"/>
        </table:table-row>
        <table:table-row>
          <table:table-cell office:value-type="float" office:value="166"/>
          <table:table-cell office:value-type="float" office:value="11"/>
          <table:table-cell office:value-type="string" office:string-value="07-3060"/>
          <table:table-cell table:number-columns-repeated="16381"/>
        </table:table-row>
        <table:table-row>
          <table:table-cell office:value-type="float" office:value="167"/>
          <table:table-cell office:value-type="float" office:value="6"/>
          <table:table-cell office:value-type="string" office:string-value="07-3080"/>
          <table:table-cell table:number-columns-repeated="16381"/>
        </table:table-row>
        <table:table-row>
          <table:table-cell office:value-type="float" office:value="168"/>
          <table:table-cell office:value-type="float" office:value="6"/>
          <table:table-cell office:value-type="string" office:string-value="07-3080"/>
          <table:table-cell table:number-columns-repeated="16381"/>
        </table:table-row>
        <table:table-row>
          <table:table-cell office:value-type="float" office:value="169"/>
          <table:table-cell office:value-type="float" office:value="24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0"/>
          <table:table-cell office:value-type="float" office:value="24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1"/>
          <table:table-cell office:value-type="float" office:value="19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2"/>
          <table:table-cell office:value-type="float" office:value="19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3"/>
          <table:table-cell office:value-type="float" office:value="20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4"/>
          <table:table-cell office:value-type="float" office:value="20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5"/>
          <table:table-cell office:value-type="float" office:value="25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6"/>
          <table:table-cell office:value-type="float" office:value="25"/>
          <table:table-cell office:value-type="string" office:string-value="07-3090"/>
          <table:table-cell table:number-columns-repeated="16381"/>
        </table:table-row>
        <table:table-row>
          <table:table-cell office:value-type="float" office:value="177"/>
          <table:table-cell office:value-type="float" office:value="43"/>
          <table:table-cell office:value-type="string" office:string-value="07-3110"/>
          <table:table-cell table:number-columns-repeated="16381"/>
        </table:table-row>
        <table:table-row>
          <table:table-cell office:value-type="float" office:value="178"/>
          <table:table-cell office:value-type="float" office:value="45"/>
          <table:table-cell office:value-type="string" office:string-value="07-3140"/>
          <table:table-cell table:number-columns-repeated="16381"/>
        </table:table-row>
        <table:table-row>
          <table:table-cell office:value-type="float" office:value="179"/>
          <table:table-cell office:value-type="float" office:value="9"/>
          <table:table-cell office:value-type="string" office:string-value="07-3160"/>
          <table:table-cell table:number-columns-repeated="16381"/>
        </table:table-row>
        <table:table-row>
          <table:table-cell office:value-type="float" office:value="180"/>
          <table:table-cell office:value-type="float" office:value="15"/>
          <table:table-cell office:value-type="string" office:string-value="07-3160"/>
          <table:table-cell table:number-columns-repeated="16381"/>
        </table:table-row>
        <table:table-row>
          <table:table-cell office:value-type="float" office:value="181"/>
          <table:table-cell office:value-type="float" office:value="3"/>
          <table:table-cell office:value-type="string" office:string-value="07-3170"/>
          <table:table-cell table:number-columns-repeated="16381"/>
        </table:table-row>
        <table:table-row>
          <table:table-cell office:value-type="float" office:value="182"/>
          <table:table-cell office:value-type="float" office:value="16"/>
          <table:table-cell office:value-type="string" office:string-value="07-3170"/>
          <table:table-cell table:number-columns-repeated="16381"/>
        </table:table-row>
        <table:table-row>
          <table:table-cell office:value-type="float" office:value="183"/>
          <table:table-cell office:value-type="float" office:value="41"/>
          <table:table-cell office:value-type="string" office:string-value="07-6178"/>
          <table:table-cell table:number-columns-repeated="16381"/>
        </table:table-row>
        <table:table-row>
          <table:table-cell office:value-type="float" office:value="184"/>
          <table:table-cell office:value-type="float" office:value="42"/>
          <table:table-cell office:value-type="string" office:string-value="07-6178"/>
          <table:table-cell table:number-columns-repeated="16381"/>
        </table:table-row>
        <table:table-row>
          <table:table-cell office:value-type="float" office:value="185"/>
          <table:table-cell office:value-type="float" office:value="13"/>
          <table:table-cell office:value-type="string" office:string-value="07-7110"/>
          <table:table-cell table:number-columns-repeated="16381"/>
        </table:table-row>
        <table:table-row>
          <table:table-cell office:value-type="float" office:value="186"/>
          <table:table-cell office:value-type="float" office:value="13"/>
          <table:table-cell office:value-type="string" office:string-value="07-7110"/>
          <table:table-cell table:number-columns-repeated="16381"/>
        </table:table-row>
        <table:table-row>
          <table:table-cell office:value-type="float" office:value="187"/>
          <table:table-cell office:value-type="float" office:value="22"/>
          <table:table-cell office:value-type="string" office:string-value="07-7110"/>
          <table:table-cell table:number-columns-repeated="16381"/>
        </table:table-row>
        <table:table-row>
          <table:table-cell office:value-type="float" office:value="188"/>
          <table:table-cell office:value-type="float" office:value="22"/>
          <table:table-cell office:value-type="string" office:string-value="07-7110"/>
          <table:table-cell table:number-columns-repeated="16381"/>
        </table:table-row>
        <table:table-row>
          <table:table-cell office:value-type="float" office:value="189"/>
          <table:table-cell office:value-type="float" office:value="23"/>
          <table:table-cell office:value-type="string" office:string-value="07-7140"/>
          <table:table-cell table:number-columns-repeated="16381"/>
        </table:table-row>
        <table:table-row>
          <table:table-cell office:value-type="float" office:value="190"/>
          <table:table-cell office:value-type="float" office:value="14"/>
          <table:table-cell office:value-type="string" office:string-value="07-7140"/>
          <table:table-cell table:number-columns-repeated="16381"/>
        </table:table-row>
        <table:table-row>
          <table:table-cell office:value-type="float" office:value="191"/>
          <table:table-cell office:value-type="float" office:value="32"/>
          <table:table-cell office:value-type="string" office:string-value="08-2610"/>
          <table:table-cell table:number-columns-repeated="16381"/>
        </table:table-row>
        <table:table-row>
          <table:table-cell office:value-type="float" office:value="192"/>
          <table:table-cell office:value-type="float" office:value="36"/>
          <table:table-cell office:value-type="string" office:string-value="09-2760"/>
          <table:table-cell table:number-columns-repeated="16381"/>
        </table:table-row>
        <table:table-row>
          <table:table-cell office:value-type="float" office:value="193"/>
          <table:table-cell office:value-type="float" office:value="38"/>
          <table:table-cell office:value-type="string" office:string-value="09-2760"/>
          <table:table-cell table:number-columns-repeated="16381"/>
        </table:table-row>
        <table:table-row>
          <table:table-cell office:value-type="float" office:value="194"/>
          <table:table-cell office:value-type="float" office:value="36"/>
          <table:table-cell office:value-type="string" office:string-value="09-2770"/>
          <table:table-cell table:number-columns-repeated="16381"/>
        </table:table-row>
        <table:table-row>
          <table:table-cell office:value-type="float" office:value="195"/>
          <table:table-cell office:value-type="float" office:value="38"/>
          <table:table-cell office:value-type="string" office:string-value="09-2770"/>
          <table:table-cell table:number-columns-repeated="16381"/>
        </table:table-row>
        <table:table-row>
          <table:table-cell office:value-type="float" office:value="196"/>
          <table:table-cell office:value-type="float" office:value="28"/>
          <table:table-cell office:value-type="string" office:string-value="09-2860"/>
          <table:table-cell table:number-columns-repeated="16381"/>
        </table:table-row>
        <table:table-row>
          <table:table-cell office:value-type="float" office:value="197"/>
          <table:table-cell office:value-type="float" office:value="30"/>
          <table:table-cell office:value-type="string" office:string-value="09-2860"/>
          <table:table-cell table:number-columns-repeated="16381"/>
        </table:table-row>
        <table:table-row>
          <table:table-cell office:value-type="float" office:value="198"/>
          <table:table-cell office:value-type="float" office:value="34"/>
          <table:table-cell office:value-type="string" office:string-value="09-2860"/>
          <table:table-cell table:number-columns-repeated="16381"/>
        </table:table-row>
        <table:table-row>
          <table:table-cell office:value-type="float" office:value="199"/>
          <table:table-cell office:value-type="float" office:value="31"/>
          <table:table-cell office:value-type="string" office:string-value="09-2860"/>
          <table:table-cell table:number-columns-repeated="16381"/>
        </table:table-row>
        <table:table-row>
          <table:table-cell office:value-type="float" office:value="200"/>
          <table:table-cell office:value-type="float" office:value="21"/>
          <table:table-cell office:value-type="string" office:string-value="09-2910"/>
          <table:table-cell table:number-columns-repeated="16381"/>
        </table:table-row>
        <table:table-row>
          <table:table-cell office:value-type="float" office:value="201"/>
          <table:table-cell office:value-type="float" office:value="26"/>
          <table:table-cell office:value-type="string" office:string-value="09-2910"/>
          <table:table-cell table:number-columns-repeated="16381"/>
        </table:table-row>
        <table:table-row>
          <table:table-cell office:value-type="float" office:value="202"/>
          <table:table-cell office:value-type="float" office:value="27"/>
          <table:table-cell office:value-type="string" office:string-value="09-2930"/>
          <table:table-cell table:number-columns-repeated="16381"/>
        </table:table-row>
        <table:table-row>
          <table:table-cell office:value-type="float" office:value="203"/>
          <table:table-cell office:value-type="float" office:value="12"/>
          <table:table-cell office:value-type="string" office:string-value="09-2960"/>
          <table:table-cell table:number-columns-repeated="16381"/>
        </table:table-row>
        <table:table-row>
          <table:table-cell office:value-type="float" office:value="204"/>
          <table:table-cell office:value-type="float" office:value="11"/>
          <table:table-cell office:value-type="string" office:string-value="09-3060"/>
          <table:table-cell table:number-columns-repeated="16381"/>
        </table:table-row>
        <table:table-row>
          <table:table-cell office:value-type="float" office:value="205"/>
          <table:table-cell office:value-type="float" office:value="6"/>
          <table:table-cell office:value-type="string" office:string-value="09-3080"/>
          <table:table-cell table:number-columns-repeated="16381"/>
        </table:table-row>
        <table:table-row>
          <table:table-cell office:value-type="float" office:value="206"/>
          <table:table-cell office:value-type="float" office:value="6"/>
          <table:table-cell office:value-type="string" office:string-value="09-3080"/>
          <table:table-cell table:number-columns-repeated="16381"/>
        </table:table-row>
        <table:table-row>
          <table:table-cell office:value-type="float" office:value="207"/>
          <table:table-cell office:value-type="float" office:value="24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08"/>
          <table:table-cell office:value-type="float" office:value="24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09"/>
          <table:table-cell office:value-type="float" office:value="19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0"/>
          <table:table-cell office:value-type="float" office:value="19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1"/>
          <table:table-cell office:value-type="float" office:value="20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2"/>
          <table:table-cell office:value-type="float" office:value="20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3"/>
          <table:table-cell office:value-type="float" office:value="25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4"/>
          <table:table-cell office:value-type="float" office:value="25"/>
          <table:table-cell office:value-type="string" office:string-value="09-3090"/>
          <table:table-cell table:number-columns-repeated="16381"/>
        </table:table-row>
        <table:table-row>
          <table:table-cell office:value-type="float" office:value="215"/>
          <table:table-cell office:value-type="float" office:value="43"/>
          <table:table-cell office:value-type="string" office:string-value="09-3110"/>
          <table:table-cell table:number-columns-repeated="16381"/>
        </table:table-row>
        <table:table-row>
          <table:table-cell office:value-type="float" office:value="216"/>
          <table:table-cell office:value-type="float" office:value="45"/>
          <table:table-cell office:value-type="string" office:string-value="09-3140"/>
          <table:table-cell table:number-columns-repeated="16381"/>
        </table:table-row>
        <table:table-row>
          <table:table-cell office:value-type="float" office:value="217"/>
          <table:table-cell office:value-type="float" office:value="9"/>
          <table:table-cell office:value-type="string" office:string-value="09-3160"/>
          <table:table-cell table:number-columns-repeated="16381"/>
        </table:table-row>
        <table:table-row>
          <table:table-cell office:value-type="float" office:value="218"/>
          <table:table-cell office:value-type="float" office:value="15"/>
          <table:table-cell office:value-type="string" office:string-value="09-3160"/>
          <table:table-cell table:number-columns-repeated="16381"/>
        </table:table-row>
        <table:table-row>
          <table:table-cell office:value-type="float" office:value="219"/>
          <table:table-cell office:value-type="float" office:value="3"/>
          <table:table-cell office:value-type="string" office:string-value="09-3170"/>
          <table:table-cell table:number-columns-repeated="16381"/>
        </table:table-row>
        <table:table-row>
          <table:table-cell office:value-type="float" office:value="220"/>
          <table:table-cell office:value-type="float" office:value="16"/>
          <table:table-cell office:value-type="string" office:string-value="09-3170"/>
          <table:table-cell table:number-columns-repeated="16381"/>
        </table:table-row>
        <table:table-row>
          <table:table-cell office:value-type="float" office:value="221"/>
          <table:table-cell office:value-type="float" office:value="41"/>
          <table:table-cell office:value-type="string" office:string-value="09-6178"/>
          <table:table-cell table:number-columns-repeated="16381"/>
        </table:table-row>
        <table:table-row>
          <table:table-cell office:value-type="float" office:value="222"/>
          <table:table-cell office:value-type="float" office:value="41"/>
          <table:table-cell office:value-type="string" office:string-value="09-6178"/>
          <table:table-cell table:number-columns-repeated="16381"/>
        </table:table-row>
        <table:table-row>
          <table:table-cell office:value-type="float" office:value="223"/>
          <table:table-cell office:value-type="float" office:value="42"/>
          <table:table-cell office:value-type="string" office:string-value="09-6186"/>
          <table:table-cell table:number-columns-repeated="16381"/>
        </table:table-row>
        <table:table-row>
          <table:table-cell office:value-type="float" office:value="224"/>
          <table:table-cell office:value-type="float" office:value="13"/>
          <table:table-cell office:value-type="string" office:string-value="09-7110"/>
          <table:table-cell table:number-columns-repeated="16381"/>
        </table:table-row>
        <table:table-row>
          <table:table-cell office:value-type="float" office:value="225"/>
          <table:table-cell office:value-type="float" office:value="13"/>
          <table:table-cell office:value-type="string" office:string-value="09-7110"/>
          <table:table-cell table:number-columns-repeated="16381"/>
        </table:table-row>
        <table:table-row>
          <table:table-cell office:value-type="float" office:value="226"/>
          <table:table-cell office:value-type="float" office:value="22"/>
          <table:table-cell office:value-type="string" office:string-value="09-7110"/>
          <table:table-cell table:number-columns-repeated="16381"/>
        </table:table-row>
        <table:table-row>
          <table:table-cell office:value-type="float" office:value="227"/>
          <table:table-cell office:value-type="float" office:value="22"/>
          <table:table-cell office:value-type="string" office:string-value="09-7110"/>
          <table:table-cell table:number-columns-repeated="16381"/>
        </table:table-row>
        <table:table-row>
          <table:table-cell office:value-type="float" office:value="228"/>
          <table:table-cell office:value-type="float" office:value="23"/>
          <table:table-cell office:value-type="string" office:string-value="09-7140"/>
          <table:table-cell table:number-columns-repeated="16381"/>
        </table:table-row>
        <table:table-row>
          <table:table-cell office:value-type="float" office:value="229"/>
          <table:table-cell office:value-type="float" office:value="14"/>
          <table:table-cell office:value-type="string" office:string-value="09-7140"/>
          <table:table-cell table:number-columns-repeated="16381"/>
        </table:table-row>
        <table:table-row>
          <table:table-cell office:value-type="float" office:value="230"/>
          <table:table-cell office:value-type="float" office:value="30"/>
          <table:table-cell office:value-type="string" office:string-value="12-2080"/>
          <table:table-cell table:number-columns-repeated="16381"/>
        </table:table-row>
        <table:table-row>
          <table:table-cell office:value-type="float" office:value="231"/>
          <table:table-cell office:value-type="float" office:value="26"/>
          <table:table-cell office:value-type="string" office:string-value="12-2080"/>
          <table:table-cell table:number-columns-repeated="16381"/>
        </table:table-row>
        <table:table-row>
          <table:table-cell office:value-type="float" office:value="232"/>
          <table:table-cell office:value-type="float" office:value="32"/>
          <table:table-cell office:value-type="string" office:string-value="12-2150"/>
          <table:table-cell table:number-columns-repeated="16381"/>
        </table:table-row>
        <table:table-row>
          <table:table-cell office:value-type="float" office:value="233"/>
          <table:table-cell office:value-type="float" office:value="32"/>
          <table:table-cell office:value-type="string" office:string-value="12-2170"/>
          <table:table-cell table:number-columns-repeated="16381"/>
        </table:table-row>
        <table:table-row>
          <table:table-cell office:value-type="float" office:value="234"/>
          <table:table-cell office:value-type="float" office:value="28"/>
          <table:table-cell office:value-type="string" office:string-value="12-3210"/>
          <table:table-cell table:number-columns-repeated="16381"/>
        </table:table-row>
        <table:table-row>
          <table:table-cell office:value-type="float" office:value="235"/>
          <table:table-cell office:value-type="float" office:value="36"/>
          <table:table-cell office:value-type="string" office:string-value="12-3220"/>
          <table:table-cell table:number-columns-repeated="16381"/>
        </table:table-row>
        <table:table-row>
          <table:table-cell office:value-type="float" office:value="236"/>
          <table:table-cell office:value-type="float" office:value="38"/>
          <table:table-cell office:value-type="string" office:string-value="12-3220"/>
          <table:table-cell table:number-columns-repeated="16381"/>
        </table:table-row>
        <table:table-row>
          <table:table-cell office:value-type="float" office:value="237"/>
          <table:table-cell office:value-type="float" office:value="31"/>
          <table:table-cell office:value-type="string" office:string-value="12-3480"/>
          <table:table-cell table:number-columns-repeated="16381"/>
        </table:table-row>
        <table:table-row>
          <table:table-cell office:value-type="float" office:value="238"/>
          <table:table-cell office:value-type="float" office:value="30"/>
          <table:table-cell office:value-type="string" office:string-value="12-3680"/>
          <table:table-cell table:number-columns-repeated="16381"/>
        </table:table-row>
        <table:table-row>
          <table:table-cell office:value-type="float" office:value="239"/>
          <table:table-cell office:value-type="float" office:value="30"/>
          <table:table-cell office:value-type="string" office:string-value="12-3780"/>
          <table:table-cell table:number-columns-repeated="16381"/>
        </table:table-row>
        <table:table-row>
          <table:table-cell office:value-type="float" office:value="240"/>
          <table:table-cell office:value-type="float" office:value="21"/>
          <table:table-cell office:value-type="string" office:string-value="12-3940"/>
          <table:table-cell table:number-columns-repeated="16381"/>
        </table:table-row>
        <table:table-row>
          <table:table-cell office:value-type="float" office:value="241"/>
          <table:table-cell office:value-type="float" office:value="34"/>
          <table:table-cell office:value-type="string" office:string-value="12-5130"/>
          <table:table-cell table:number-columns-repeated="16381"/>
        </table:table-row>
        <table:table-row>
          <table:table-cell office:value-type="float" office:value="242"/>
          <table:table-cell office:value-type="float" office:value="13"/>
          <table:table-cell office:value-type="string" office:string-value="12-5250"/>
          <table:table-cell table:number-columns-repeated="16381"/>
        </table:table-row>
        <table:table-row>
          <table:table-cell office:value-type="float" office:value="243"/>
          <table:table-cell office:value-type="float" office:value="13"/>
          <table:table-cell office:value-type="string" office:string-value="12-5250"/>
          <table:table-cell table:number-columns-repeated="16381"/>
        </table:table-row>
        <table:table-row>
          <table:table-cell office:value-type="float" office:value="244"/>
          <table:table-cell office:value-type="float" office:value="12"/>
          <table:table-cell office:value-type="string" office:string-value="12-5560"/>
          <table:table-cell table:number-columns-repeated="16381"/>
        </table:table-row>
        <table:table-row>
          <table:table-cell office:value-type="float" office:value="245"/>
          <table:table-cell office:value-type="float" office:value="11"/>
          <table:table-cell office:value-type="string" office:string-value="12-5580"/>
          <table:table-cell table:number-columns-repeated="16381"/>
        </table:table-row>
        <table:table-row>
          <table:table-cell office:value-type="float" office:value="246"/>
          <table:table-cell office:value-type="float" office:value="13"/>
          <table:table-cell office:value-type="string" office:string-value="12-5600"/>
          <table:table-cell table:number-columns-repeated="16381"/>
        </table:table-row>
        <table:table-row>
          <table:table-cell office:value-type="float" office:value="247"/>
          <table:table-cell office:value-type="float" office:value="13"/>
          <table:table-cell office:value-type="string" office:string-value="12-5600"/>
          <table:table-cell table:number-columns-repeated="16381"/>
        </table:table-row>
        <table:table-row>
          <table:table-cell office:value-type="float" office:value="248"/>
          <table:table-cell office:value-type="float" office:value="13"/>
          <table:table-cell office:value-type="string" office:string-value="12-5740"/>
          <table:table-cell table:number-columns-repeated="16381"/>
        </table:table-row>
        <table:table-row>
          <table:table-cell office:value-type="float" office:value="249"/>
          <table:table-cell office:value-type="float" office:value="13"/>
          <table:table-cell office:value-type="string" office:string-value="12-5740"/>
          <table:table-cell table:number-columns-repeated="16381"/>
        </table:table-row>
        <table:table-row>
          <table:table-cell office:value-type="float" office:value="250"/>
          <table:table-cell office:value-type="float" office:value="22"/>
          <table:table-cell office:value-type="string" office:string-value="12-5740"/>
          <table:table-cell table:number-columns-repeated="16381"/>
        </table:table-row>
        <table:table-row>
          <table:table-cell office:value-type="float" office:value="251"/>
          <table:table-cell office:value-type="float" office:value="22"/>
          <table:table-cell office:value-type="string" office:string-value="12-5740"/>
          <table:table-cell table:number-columns-repeated="16381"/>
        </table:table-row>
        <table:table-row>
          <table:table-cell office:value-type="float" office:value="252"/>
          <table:table-cell office:value-type="float" office:value="27"/>
          <table:table-cell office:value-type="string" office:string-value="12-6140"/>
          <table:table-cell table:number-columns-repeated="16381"/>
        </table:table-row>
        <table:table-row>
          <table:table-cell office:value-type="float" office:value="253"/>
          <table:table-cell office:value-type="float" office:value="13"/>
          <table:table-cell office:value-type="string" office:string-value="12-6600"/>
          <table:table-cell table:number-columns-repeated="16381"/>
        </table:table-row>
        <table:table-row>
          <table:table-cell office:value-type="float" office:value="254"/>
          <table:table-cell office:value-type="float" office:value="13"/>
          <table:table-cell office:value-type="string" office:string-value="12-6600"/>
          <table:table-cell table:number-columns-repeated="16381"/>
        </table:table-row>
        <table:table-row>
          <table:table-cell office:value-type="float" office:value="255"/>
          <table:table-cell office:value-type="float" office:value="9"/>
          <table:table-cell office:value-type="string" office:string-value="13-0015"/>
          <table:table-cell table:number-columns-repeated="16381"/>
        </table:table-row>
        <table:table-row>
          <table:table-cell office:value-type="float" office:value="256"/>
          <table:table-cell office:value-type="float" office:value="15"/>
          <table:table-cell office:value-type="string" office:string-value="13-0015"/>
          <table:table-cell table:number-columns-repeated="16381"/>
        </table:table-row>
        <table:table-row>
          <table:table-cell office:value-type="float" office:value="257"/>
          <table:table-cell office:value-type="float" office:value="9"/>
          <table:table-cell office:value-type="string" office:string-value="13-0016"/>
          <table:table-cell table:number-columns-repeated="16381"/>
        </table:table-row>
        <table:table-row>
          <table:table-cell office:value-type="float" office:value="258"/>
          <table:table-cell office:value-type="float" office:value="15"/>
          <table:table-cell office:value-type="string" office:string-value="13-0016"/>
          <table:table-cell table:number-columns-repeated="16381"/>
        </table:table-row>
        <table:table-row>
          <table:table-cell office:value-type="float" office:value="259"/>
          <table:table-cell office:value-type="float" office:value="9"/>
          <table:table-cell office:value-type="string" office:string-value="13-0098"/>
          <table:table-cell table:number-columns-repeated="16381"/>
        </table:table-row>
        <table:table-row>
          <table:table-cell office:value-type="float" office:value="260"/>
          <table:table-cell office:value-type="float" office:value="15"/>
          <table:table-cell office:value-type="string" office:string-value="13-0098"/>
          <table:table-cell table:number-columns-repeated="16381"/>
        </table:table-row>
        <table:table-row>
          <table:table-cell office:value-type="float" office:value="261"/>
          <table:table-cell office:value-type="float" office:value="3"/>
          <table:table-cell office:value-type="string" office:string-value="13-0111"/>
          <table:table-cell table:number-columns-repeated="16381"/>
        </table:table-row>
        <table:table-row>
          <table:table-cell office:value-type="float" office:value="262"/>
          <table:table-cell office:value-type="float" office:value="16"/>
          <table:table-cell office:value-type="string" office:string-value="13-0111"/>
          <table:table-cell table:number-columns-repeated="16381"/>
        </table:table-row>
        <table:table-row>
          <table:table-cell office:value-type="float" office:value="263"/>
          <table:table-cell office:value-type="float" office:value="42"/>
          <table:table-cell office:value-type="string" office:string-value="13-0121"/>
          <table:table-cell table:number-columns-repeated="16381"/>
        </table:table-row>
        <table:table-row>
          <table:table-cell office:value-type="float" office:value="264"/>
          <table:table-cell office:value-type="float" office:value="42"/>
          <table:table-cell office:value-type="string" office:string-value="13-0128"/>
          <table:table-cell table:number-columns-repeated="16381"/>
        </table:table-row>
        <table:table-row>
          <table:table-cell office:value-type="float" office:value="265"/>
          <table:table-cell office:value-type="float" office:value="41"/>
          <table:table-cell office:value-type="string" office:string-value="13-0134"/>
          <table:table-cell table:number-columns-repeated="16381"/>
        </table:table-row>
        <table:table-row>
          <table:table-cell office:value-type="float" office:value="266"/>
          <table:table-cell office:value-type="float" office:value="42"/>
          <table:table-cell office:value-type="string" office:string-value="13-0134"/>
          <table:table-cell table:number-columns-repeated="16381"/>
        </table:table-row>
        <table:table-row>
          <table:table-cell office:value-type="float" office:value="267"/>
          <table:table-cell office:value-type="float" office:value="13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68"/>
          <table:table-cell office:value-type="float" office:value="13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69"/>
          <table:table-cell office:value-type="float" office:value="22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70"/>
          <table:table-cell office:value-type="float" office:value="22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71"/>
          <table:table-cell office:value-type="float" office:value="23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72"/>
          <table:table-cell office:value-type="float" office:value="14"/>
          <table:table-cell office:value-type="string" office:string-value="13-1310"/>
          <table:table-cell table:number-columns-repeated="16381"/>
        </table:table-row>
        <table:table-row>
          <table:table-cell office:value-type="float" office:value="273"/>
          <table:table-cell office:value-type="float" office:value="6"/>
          <table:table-cell office:value-type="string" office:string-value="13-1360"/>
          <table:table-cell table:number-columns-repeated="16381"/>
        </table:table-row>
        <table:table-row>
          <table:table-cell office:value-type="float" office:value="274"/>
          <table:table-cell office:value-type="float" office:value="6"/>
          <table:table-cell office:value-type="string" office:string-value="13-1360"/>
          <table:table-cell table:number-columns-repeated="16381"/>
        </table:table-row>
        <table:table-row>
          <table:table-cell office:value-type="float" office:value="275"/>
          <table:table-cell office:value-type="float" office:value="6"/>
          <table:table-cell office:value-type="string" office:string-value="13-1370"/>
          <table:table-cell table:number-columns-repeated="16381"/>
        </table:table-row>
        <table:table-row>
          <table:table-cell office:value-type="float" office:value="276"/>
          <table:table-cell office:value-type="float" office:value="6"/>
          <table:table-cell office:value-type="string" office:string-value="13-1370"/>
          <table:table-cell table:number-columns-repeated="16381"/>
        </table:table-row>
        <table:table-row>
          <table:table-cell office:value-type="float" office:value="277"/>
          <table:table-cell office:value-type="float" office:value="13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78"/>
          <table:table-cell office:value-type="float" office:value="13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79"/>
          <table:table-cell office:value-type="float" office:value="22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80"/>
          <table:table-cell office:value-type="float" office:value="22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81"/>
          <table:table-cell office:value-type="float" office:value="23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82"/>
          <table:table-cell office:value-type="float" office:value="14"/>
          <table:table-cell office:value-type="string" office:string-value="13-1410"/>
          <table:table-cell table:number-columns-repeated="16381"/>
        </table:table-row>
        <table:table-row>
          <table:table-cell office:value-type="float" office:value="283"/>
          <table:table-cell office:value-type="float" office:value="43"/>
          <table:table-cell office:value-type="string" office:string-value="13-1440"/>
          <table:table-cell table:number-columns-repeated="16381"/>
        </table:table-row>
        <table:table-row>
          <table:table-cell office:value-type="float" office:value="284"/>
          <table:table-cell office:value-type="float" office:value="43"/>
          <table:table-cell office:value-type="string" office:string-value="13-1450"/>
          <table:table-cell table:number-columns-repeated="16381"/>
        </table:table-row>
        <table:table-row>
          <table:table-cell office:value-type="float" office:value="285"/>
          <table:table-cell office:value-type="float" office:value="43"/>
          <table:table-cell office:value-type="string" office:string-value="13-1460"/>
          <table:table-cell table:number-columns-repeated="16381"/>
        </table:table-row>
        <table:table-row>
          <table:table-cell office:value-type="float" office:value="286"/>
          <table:table-cell office:value-type="float" office:value="45"/>
          <table:table-cell office:value-type="string" office:string-value="13-1460"/>
          <table:table-cell table:number-columns-repeated="16381"/>
        </table:table-row>
        <table:table-row>
          <table:table-cell office:value-type="float" office:value="287"/>
          <table:table-cell office:value-type="float" office:value="43"/>
          <table:table-cell office:value-type="string" office:string-value="13-1470"/>
          <table:table-cell table:number-columns-repeated="16381"/>
        </table:table-row>
        <table:table-row>
          <table:table-cell office:value-type="float" office:value="288"/>
          <table:table-cell office:value-type="float" office:value="45"/>
          <table:table-cell office:value-type="string" office:string-value="13-1470"/>
          <table:table-cell table:number-columns-repeated="16381"/>
        </table:table-row>
        <table:table-row>
          <table:table-cell office:value-type="float" office:value="289"/>
          <table:table-cell office:value-type="float" office:value="3"/>
          <table:table-cell office:value-type="string" office:string-value="13-2150"/>
          <table:table-cell table:number-columns-repeated="16381"/>
        </table:table-row>
        <table:table-row>
          <table:table-cell office:value-type="float" office:value="290"/>
          <table:table-cell office:value-type="float" office:value="16"/>
          <table:table-cell office:value-type="string" office:string-value="13-2150"/>
          <table:table-cell table:number-columns-repeated="16381"/>
        </table:table-row>
        <table:table-row>
          <table:table-cell office:value-type="float" office:value="291"/>
          <table:table-cell office:value-type="float" office:value="3"/>
          <table:table-cell office:value-type="string" office:string-value="13-2160"/>
          <table:table-cell table:number-columns-repeated="16381"/>
        </table:table-row>
        <table:table-row>
          <table:table-cell office:value-type="float" office:value="292"/>
          <table:table-cell office:value-type="float" office:value="16"/>
          <table:table-cell office:value-type="string" office:string-value="13-2160"/>
          <table:table-cell table:number-columns-repeated="16381"/>
        </table:table-row>
        <table:table-row>
          <table:table-cell office:value-type="float" office:value="293"/>
          <table:table-cell office:value-type="float" office:value="45"/>
          <table:table-cell office:value-type="string" office:string-value="13-2170"/>
          <table:table-cell table:number-columns-repeated="16381"/>
        </table:table-row>
        <table:table-row>
          <table:table-cell office:value-type="float" office:value="294"/>
          <table:table-cell office:value-type="float" office:value="27"/>
          <table:table-cell office:value-type="string" office:string-value="13-2290"/>
          <table:table-cell table:number-columns-repeated="16381"/>
        </table:table-row>
        <table:table-row>
          <table:table-cell office:value-type="float" office:value="295"/>
          <table:table-cell office:value-type="float" office:value="24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296"/>
          <table:table-cell office:value-type="float" office:value="24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297"/>
          <table:table-cell office:value-type="float" office:value="19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298"/>
          <table:table-cell office:value-type="float" office:value="19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299"/>
          <table:table-cell office:value-type="float" office:value="20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300"/>
          <table:table-cell office:value-type="float" office:value="20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301"/>
          <table:table-cell office:value-type="float" office:value="25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302"/>
          <table:table-cell office:value-type="float" office:value="25"/>
          <table:table-cell office:value-type="string" office:string-value="13-2990"/>
          <table:table-cell table:number-columns-repeated="16381"/>
        </table:table-row>
        <table:table-row>
          <table:table-cell office:value-type="float" office:value="303"/>
          <table:table-cell office:value-type="float" office:value="24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4"/>
          <table:table-cell office:value-type="float" office:value="24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5"/>
          <table:table-cell office:value-type="float" office:value="19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6"/>
          <table:table-cell office:value-type="float" office:value="19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7"/>
          <table:table-cell office:value-type="float" office:value="20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8"/>
          <table:table-cell office:value-type="float" office:value="20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09"/>
          <table:table-cell office:value-type="float" office:value="25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10"/>
          <table:table-cell office:value-type="float" office:value="25"/>
          <table:table-cell office:value-type="string" office:string-value="13-3000"/>
          <table:table-cell table:number-columns-repeated="16381"/>
        </table:table-row>
        <table:table-row>
          <table:table-cell office:value-type="float" office:value="311"/>
          <table:table-cell office:value-type="float" office:value="11"/>
          <table:table-cell office:value-type="string" office:string-value="13-3930"/>
          <table:table-cell table:number-columns-repeated="16381"/>
        </table:table-row>
        <table:table-row>
          <table:table-cell office:value-type="float" office:value="312"/>
          <table:table-cell office:value-type="float" office:value="32"/>
          <table:table-cell office:value-type="string" office:string-value="13-4140"/>
          <table:table-cell table:number-columns-repeated="16381"/>
        </table:table-row>
        <table:table-row>
          <table:table-cell office:value-type="float" office:value="313"/>
          <table:table-cell office:value-type="float" office:value="32"/>
          <table:table-cell office:value-type="string" office:string-value="13-4150"/>
          <table:table-cell table:number-columns-repeated="16381"/>
        </table:table-row>
        <table:table-row>
          <table:table-cell office:value-type="float" office:value="314"/>
          <table:table-cell office:value-type="float" office:value="32"/>
          <table:table-cell office:value-type="string" office:string-value="13-4170"/>
          <table:table-cell table:number-columns-repeated="16381"/>
        </table:table-row>
        <table:table-row>
          <table:table-cell office:value-type="float" office:value="315"/>
          <table:table-cell office:value-type="float" office:value="36"/>
          <table:table-cell office:value-type="string" office:string-value="13-4490"/>
          <table:table-cell table:number-columns-repeated="16381"/>
        </table:table-row>
        <table:table-row>
          <table:table-cell office:value-type="float" office:value="316"/>
          <table:table-cell office:value-type="float" office:value="38"/>
          <table:table-cell office:value-type="string" office:string-value="13-4490"/>
          <table:table-cell table:number-columns-repeated="16381"/>
        </table:table-row>
        <table:table-row>
          <table:table-cell office:value-type="float" office:value="317"/>
          <table:table-cell office:value-type="float" office:value="28"/>
          <table:table-cell office:value-type="string" office:string-value="13-4780"/>
          <table:table-cell table:number-columns-repeated="16381"/>
        </table:table-row>
        <table:table-row>
          <table:table-cell office:value-type="float" office:value="318"/>
          <table:table-cell office:value-type="float" office:value="30"/>
          <table:table-cell office:value-type="string" office:string-value="13-4780"/>
          <table:table-cell table:number-columns-repeated="16381"/>
        </table:table-row>
        <table:table-row>
          <table:table-cell office:value-type="float" office:value="319"/>
          <table:table-cell office:value-type="float" office:value="34"/>
          <table:table-cell office:value-type="string" office:string-value="13-4780"/>
          <table:table-cell table:number-columns-repeated="16381"/>
        </table:table-row>
        <table:table-row>
          <table:table-cell office:value-type="float" office:value="320"/>
          <table:table-cell office:value-type="float" office:value="31"/>
          <table:table-cell office:value-type="string" office:string-value="13-4780"/>
          <table:table-cell table:number-columns-repeated="16381"/>
        </table:table-row>
        <table:table-row>
          <table:table-cell office:value-type="float" office:value="321"/>
          <table:table-cell office:value-type="float" office:value="28"/>
          <table:table-cell office:value-type="string" office:string-value="13-4810"/>
          <table:table-cell table:number-columns-repeated="16381"/>
        </table:table-row>
        <table:table-row>
          <table:table-cell office:value-type="float" office:value="322"/>
          <table:table-cell office:value-type="float" office:value="30"/>
          <table:table-cell office:value-type="string" office:string-value="13-4810"/>
          <table:table-cell table:number-columns-repeated="16381"/>
        </table:table-row>
        <table:table-row>
          <table:table-cell office:value-type="float" office:value="323"/>
          <table:table-cell office:value-type="float" office:value="34"/>
          <table:table-cell office:value-type="string" office:string-value="13-4810"/>
          <table:table-cell table:number-columns-repeated="16381"/>
        </table:table-row>
        <table:table-row>
          <table:table-cell office:value-type="float" office:value="324"/>
          <table:table-cell office:value-type="float" office:value="31"/>
          <table:table-cell office:value-type="string" office:string-value="13-4810"/>
          <table:table-cell table:number-columns-repeated="16381"/>
        </table:table-row>
        <table:table-row>
          <table:table-cell office:value-type="float" office:value="325"/>
          <table:table-cell office:value-type="float" office:value="36"/>
          <table:table-cell office:value-type="string" office:string-value="13-4860"/>
          <table:table-cell table:number-columns-repeated="16381"/>
        </table:table-row>
        <table:table-row>
          <table:table-cell office:value-type="float" office:value="326"/>
          <table:table-cell office:value-type="float" office:value="38"/>
          <table:table-cell office:value-type="string" office:string-value="13-4860"/>
          <table:table-cell table:number-columns-repeated="16381"/>
        </table:table-row>
        <table:table-row>
          <table:table-cell office:value-type="float" office:value="327"/>
          <table:table-cell office:value-type="float" office:value="36"/>
          <table:table-cell office:value-type="string" office:string-value="13-5280"/>
          <table:table-cell table:number-columns-repeated="16381"/>
        </table:table-row>
        <table:table-row>
          <table:table-cell office:value-type="float" office:value="328"/>
          <table:table-cell office:value-type="float" office:value="38"/>
          <table:table-cell office:value-type="string" office:string-value="13-5280"/>
          <table:table-cell table:number-columns-repeated="16381"/>
        </table:table-row>
        <table:table-row>
          <table:table-cell office:value-type="float" office:value="329"/>
          <table:table-cell office:value-type="float" office:value="21"/>
          <table:table-cell office:value-type="string" office:string-value="13-5580"/>
          <table:table-cell table:number-columns-repeated="16381"/>
        </table:table-row>
        <table:table-row>
          <table:table-cell office:value-type="float" office:value="330"/>
          <table:table-cell office:value-type="float" office:value="26"/>
          <table:table-cell office:value-type="string" office:string-value="13-5580"/>
          <table:table-cell table:number-columns-repeated="16381"/>
        </table:table-row>
        <table:table-row>
          <table:table-cell office:value-type="float" office:value="331"/>
          <table:table-cell office:value-type="float" office:value="21"/>
          <table:table-cell office:value-type="string" office:string-value="13-5590"/>
          <table:table-cell table:number-columns-repeated="16381"/>
        </table:table-row>
        <table:table-row>
          <table:table-cell office:value-type="float" office:value="332"/>
          <table:table-cell office:value-type="float" office:value="26"/>
          <table:table-cell office:value-type="string" office:string-value="13-5590"/>
          <table:table-cell table:number-columns-repeated="16381"/>
        </table:table-row>
        <table:table-row>
          <table:table-cell office:value-type="float" office:value="333"/>
          <table:table-cell office:value-type="float" office:value="12"/>
          <table:table-cell office:value-type="string" office:string-value="13-5880"/>
          <table:table-cell table:number-columns-repeated="16381"/>
        </table:table-row>
        <table:table-row>
          <table:table-cell office:value-type="float" office:value="334"/>
          <table:table-cell office:value-type="float" office:value="27"/>
          <table:table-cell office:value-type="string" office:string-value="13-6140"/>
          <table:table-cell table:number-columns-repeated="16381"/>
        </table:table-row>
        <table:table-row>
          <table:table-cell office:value-type="float" office:value="335"/>
          <table:table-cell office:value-type="float" office:value="27"/>
          <table:table-cell office:value-type="string" office:string-value="13-6150"/>
          <table:table-cell table:number-columns-repeated="16381"/>
        </table:table-row>
        <table:table-row>
          <table:table-cell office:value-type="float" office:value="336"/>
          <table:table-cell office:value-type="float" office:value="27"/>
          <table:table-cell office:value-type="string" office:string-value="13-6160"/>
          <table:table-cell table:number-columns-repeated="16381"/>
        </table:table-row>
        <table:table-row>
          <table:table-cell office:value-type="float" office:value="337"/>
          <table:table-cell office:value-type="float" office:value="27"/>
          <table:table-cell office:value-type="string" office:string-value="13-6170"/>
          <table:table-cell table:number-columns-repeated="16381"/>
        </table:table-row>
        <table:table-row>
          <table:table-cell office:value-type="float" office:value="338"/>
          <table:table-cell office:value-type="float" office:value="12"/>
          <table:table-cell office:value-type="string" office:string-value="13-6420"/>
          <table:table-cell table:number-columns-repeated="16381"/>
        </table:table-row>
        <table:table-row>
          <table:table-cell office:value-type="float" office:value="339"/>
          <table:table-cell office:value-type="float" office:value="12"/>
          <table:table-cell office:value-type="string" office:string-value="13-6430"/>
          <table:table-cell table:number-columns-repeated="16381"/>
        </table:table-row>
        <table:table-row>
          <table:table-cell office:value-type="float" office:value="340"/>
          <table:table-cell office:value-type="float" office:value="11"/>
          <table:table-cell office:value-type="string" office:string-value="13-6900"/>
          <table:table-cell table:number-columns-repeated="16381"/>
        </table:table-row>
        <table:table-row>
          <table:table-cell office:value-type="float" office:value="341"/>
          <table:table-cell office:value-type="float" office:value="11"/>
          <table:table-cell office:value-type="string" office:string-value="13-6910"/>
          <table:table-cell table:number-columns-repeated="16381"/>
        </table:table-row>
        <table:table-row>
          <table:table-cell office:value-type="float" office:value="342"/>
          <table:table-cell office:value-type="float" office:value="11"/>
          <table:table-cell office:value-type="string" office:string-value="13-6920"/>
          <table:table-cell table:number-columns-repeated="16381"/>
        </table:table-row>
        <table:table-row>
          <table:table-cell office:value-type="float" office:value="343"/>
          <table:table-cell office:value-type="float" office:value="13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4"/>
          <table:table-cell office:value-type="float" office:value="13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5"/>
          <table:table-cell office:value-type="float" office:value="22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6"/>
          <table:table-cell office:value-type="float" office:value="22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7"/>
          <table:table-cell office:value-type="float" office:value="23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8"/>
          <table:table-cell office:value-type="float" office:value="14"/>
          <table:table-cell office:value-type="string" office:string-value="13-6980"/>
          <table:table-cell table:number-columns-repeated="16381"/>
        </table:table-row>
        <table:table-row>
          <table:table-cell office:value-type="float" office:value="349"/>
          <table:table-cell office:value-type="float" office:value="13"/>
          <table:table-cell office:value-type="string" office:string-value="13-6990"/>
          <table:table-cell table:number-columns-repeated="16381"/>
        </table:table-row>
        <table:table-row>
          <table:table-cell office:value-type="float" office:value="350"/>
          <table:table-cell office:value-type="float" office:value="13"/>
          <table:table-cell office:value-type="string" office:string-value="13-6990"/>
          <table:table-cell table:number-columns-repeated="16381"/>
        </table:table-row>
        <table:table-row>
          <table:table-cell office:value-type="float" office:value="351"/>
          <table:table-cell office:value-type="float" office:value="22"/>
          <table:table-cell office:value-type="string" office:string-value="13-6990"/>
          <table:table-cell table:number-columns-repeated="16381"/>
        </table:table-row>
        <table:table-row>
          <table:table-cell office:value-type="float" office:value="352"/>
          <table:table-cell office:value-type="float" office:value="22"/>
          <table:table-cell office:value-type="string" office:string-value="13-6990"/>
          <table:table-cell table:number-columns-repeated="16381"/>
        </table:table-row>
        <table:table-row>
          <table:table-cell office:value-type="float" office:value="353"/>
          <table:table-cell office:value-type="float" office:value="14"/>
          <table:table-cell office:value-type="string" office:string-value="13-6990"/>
          <table:table-cell table:number-columns-repeated="16381"/>
        </table:table-row>
        <table:table-row>
          <table:table-cell office:value-type="float" office:value="354"/>
          <table:table-cell office:value-type="float" office:value="13"/>
          <table:table-cell office:value-type="string" office:string-value="13-7000"/>
          <table:table-cell table:number-columns-repeated="16381"/>
        </table:table-row>
        <table:table-row>
          <table:table-cell office:value-type="float" office:value="355"/>
          <table:table-cell office:value-type="float" office:value="13"/>
          <table:table-cell office:value-type="string" office:string-value="13-7000"/>
          <table:table-cell table:number-columns-repeated="16381"/>
        </table:table-row>
        <table:table-row>
          <table:table-cell office:value-type="float" office:value="356"/>
          <table:table-cell office:value-type="float" office:value="22"/>
          <table:table-cell office:value-type="string" office:string-value="13-7000"/>
          <table:table-cell table:number-columns-repeated="16381"/>
        </table:table-row>
        <table:table-row>
          <table:table-cell office:value-type="float" office:value="357"/>
          <table:table-cell office:value-type="float" office:value="22"/>
          <table:table-cell office:value-type="string" office:string-value="13-7000"/>
          <table:table-cell table:number-columns-repeated="16381"/>
        </table:table-row>
        <table:table-row>
          <table:table-cell office:value-type="float" office:value="358"/>
          <table:table-cell office:value-type="float" office:value="14"/>
          <table:table-cell office:value-type="string" office:string-value="13-7000"/>
          <table:table-cell table:number-columns-repeated="16381"/>
        </table:table-row>
        <table:table-row>
          <table:table-cell office:value-type="float" office:value="359"/>
          <table:table-cell office:value-type="float" office:value="38"/>
          <table:table-cell office:value-type="string" office:string-value="14-0057"/>
          <table:table-cell table:number-columns-repeated="16381"/>
        </table:table-row>
        <table:table-row>
          <table:table-cell office:value-type="float" office:value="360"/>
          <table:table-cell office:value-type="float" office:value="41"/>
          <table:table-cell office:value-type="string" office:string-value="14-0058"/>
          <table:table-cell table:number-columns-repeated="16381"/>
        </table:table-row>
        <table:table-row>
          <table:table-cell office:value-type="float" office:value="361"/>
          <table:table-cell office:value-type="float" office:value="42"/>
          <table:table-cell office:value-type="string" office:string-value="14-0058"/>
          <table:table-cell table:number-columns-repeated="16381"/>
        </table:table-row>
        <table:table-row>
          <table:table-cell office:value-type="float" office:value="362"/>
          <table:table-cell office:value-type="float" office:value="41"/>
          <table:table-cell office:value-type="string" office:string-value="14-0059"/>
          <table:table-cell table:number-columns-repeated="16381"/>
        </table:table-row>
        <table:table-row>
          <table:table-cell office:value-type="float" office:value="363"/>
          <table:table-cell office:value-type="float" office:value="42"/>
          <table:table-cell office:value-type="string" office:string-value="14-0059"/>
          <table:table-cell table:number-columns-repeated="16381"/>
        </table:table-row>
        <table:table-row>
          <table:table-cell office:value-type="float" office:value="364"/>
          <table:table-cell office:value-type="float" office:value="45"/>
          <table:table-cell office:value-type="string" office:string-value="14-0076"/>
          <table:table-cell table:number-columns-repeated="16381"/>
        </table:table-row>
        <table:table-row>
          <table:table-cell office:value-type="float" office:value="365"/>
          <table:table-cell office:value-type="float" office:value="45"/>
          <table:table-cell office:value-type="string" office:string-value="14-0077"/>
          <table:table-cell table:number-columns-repeated="16381"/>
        </table:table-row>
        <table:table-row>
          <table:table-cell office:value-type="float" office:value="366"/>
          <table:table-cell office:value-type="float" office:value="41"/>
          <table:table-cell office:value-type="string" office:string-value="14-0079"/>
          <table:table-cell table:number-columns-repeated="16381"/>
        </table:table-row>
        <table:table-row>
          <table:table-cell office:value-type="float" office:value="367"/>
          <table:table-cell office:value-type="float" office:value="41"/>
          <table:table-cell office:value-type="string" office:string-value="14-0081"/>
          <table:table-cell table:number-columns-repeated="16381"/>
        </table:table-row>
        <table:table-row>
          <table:table-cell office:value-type="float" office:value="368"/>
          <table:table-cell office:value-type="float" office:value="45"/>
          <table:table-cell office:value-type="string" office:string-value="14-0093"/>
          <table:table-cell table:number-columns-repeated="16381"/>
        </table:table-row>
        <table:table-row>
          <table:table-cell office:value-type="float" office:value="369"/>
          <table:table-cell office:value-type="float" office:value="27"/>
          <table:table-cell office:value-type="string" office:string-value="14-0180"/>
          <table:table-cell table:number-columns-repeated="16381"/>
        </table:table-row>
        <table:table-row>
          <table:table-cell office:value-type="float" office:value="370"/>
          <table:table-cell office:value-type="float" office:value="12"/>
          <table:table-cell office:value-type="string" office:string-value="14-0430"/>
          <table:table-cell table:number-columns-repeated="16381"/>
        </table:table-row>
        <table:table-row>
          <table:table-cell office:value-type="float" office:value="371"/>
          <table:table-cell office:value-type="float" office:value="21"/>
          <table:table-cell office:value-type="string" office:string-value="14-0600"/>
          <table:table-cell table:number-columns-repeated="16381"/>
        </table:table-row>
        <table:table-row>
          <table:table-cell office:value-type="float" office:value="372"/>
          <table:table-cell office:value-type="float" office:value="26"/>
          <table:table-cell office:value-type="string" office:string-value="14-0600"/>
          <table:table-cell table:number-columns-repeated="16381"/>
        </table:table-row>
        <table:table-row>
          <table:table-cell office:value-type="float" office:value="373"/>
          <table:table-cell office:value-type="float" office:value="11"/>
          <table:table-cell office:value-type="string" office:string-value="14-0610"/>
          <table:table-cell table:number-columns-repeated="16381"/>
        </table:table-row>
        <table:table-row>
          <table:table-cell office:value-type="float" office:value="374"/>
          <table:table-cell office:value-type="float" office:value="13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75"/>
          <table:table-cell office:value-type="float" office:value="13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76"/>
          <table:table-cell office:value-type="float" office:value="22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77"/>
          <table:table-cell office:value-type="float" office:value="22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78"/>
          <table:table-cell office:value-type="float" office:value="23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79"/>
          <table:table-cell office:value-type="float" office:value="14"/>
          <table:table-cell office:value-type="string" office:string-value="14-0640"/>
          <table:table-cell table:number-columns-repeated="16381"/>
        </table:table-row>
        <table:table-row>
          <table:table-cell office:value-type="float" office:value="380"/>
          <table:table-cell office:value-type="float" office:value="21"/>
          <table:table-cell office:value-type="string" office:string-value="14-0700"/>
          <table:table-cell table:number-columns-repeated="16381"/>
        </table:table-row>
        <table:table-row>
          <table:table-cell office:value-type="float" office:value="381"/>
          <table:table-cell office:value-type="float" office:value="26"/>
          <table:table-cell office:value-type="string" office:string-value="14-0700"/>
          <table:table-cell table:number-columns-repeated="16381"/>
        </table:table-row>
        <table:table-row>
          <table:table-cell office:value-type="float" office:value="382"/>
          <table:table-cell office:value-type="float" office:value="13"/>
          <table:table-cell office:value-type="string" office:string-value="14-0760"/>
          <table:table-cell table:number-columns-repeated="16381"/>
        </table:table-row>
        <table:table-row>
          <table:table-cell office:value-type="float" office:value="383"/>
          <table:table-cell office:value-type="float" office:value="13"/>
          <table:table-cell office:value-type="string" office:string-value="14-0760"/>
          <table:table-cell table:number-columns-repeated="16381"/>
        </table:table-row>
        <table:table-row>
          <table:table-cell office:value-type="float" office:value="384"/>
          <table:table-cell office:value-type="float" office:value="22"/>
          <table:table-cell office:value-type="string" office:string-value="14-0760"/>
          <table:table-cell table:number-columns-repeated="16381"/>
        </table:table-row>
        <table:table-row>
          <table:table-cell office:value-type="float" office:value="385"/>
          <table:table-cell office:value-type="float" office:value="22"/>
          <table:table-cell office:value-type="string" office:string-value="14-0760"/>
          <table:table-cell table:number-columns-repeated="16381"/>
        </table:table-row>
        <table:table-row>
          <table:table-cell office:value-type="float" office:value="386"/>
          <table:table-cell office:value-type="float" office:value="14"/>
          <table:table-cell office:value-type="string" office:string-value="14-0760"/>
          <table:table-cell table:number-columns-repeated="16381"/>
        </table:table-row>
        <table:table-row>
          <table:table-cell office:value-type="float" office:value="387"/>
          <table:table-cell office:value-type="float" office:value="21"/>
          <table:table-cell office:value-type="string" office:string-value="14-2020"/>
          <table:table-cell table:number-columns-repeated="16381"/>
        </table:table-row>
        <table:table-row>
          <table:table-cell office:value-type="float" office:value="388"/>
          <table:table-cell office:value-type="float" office:value="26"/>
          <table:table-cell office:value-type="string" office:string-value="14-2020"/>
          <table:table-cell table:number-columns-repeated="16381"/>
        </table:table-row>
        <table:table-row>
          <table:table-cell office:value-type="float" office:value="389"/>
          <table:table-cell office:value-type="float" office:value="6"/>
          <table:table-cell office:value-type="string" office:string-value="14-2050"/>
          <table:table-cell table:number-columns-repeated="16381"/>
        </table:table-row>
        <table:table-row>
          <table:table-cell office:value-type="float" office:value="390"/>
          <table:table-cell office:value-type="float" office:value="6"/>
          <table:table-cell office:value-type="string" office:string-value="14-2050"/>
          <table:table-cell table:number-columns-repeated="16381"/>
        </table:table-row>
        <table:table-row>
          <table:table-cell office:value-type="float" office:value="391"/>
          <table:table-cell office:value-type="float" office:value="13"/>
          <table:table-cell office:value-type="string" office:string-value="14-2060"/>
          <table:table-cell table:number-columns-repeated="16381"/>
        </table:table-row>
        <table:table-row>
          <table:table-cell office:value-type="float" office:value="392"/>
          <table:table-cell office:value-type="float" office:value="13"/>
          <table:table-cell office:value-type="string" office:string-value="14-2060"/>
          <table:table-cell table:number-columns-repeated="16381"/>
        </table:table-row>
        <table:table-row>
          <table:table-cell office:value-type="float" office:value="393"/>
          <table:table-cell office:value-type="float" office:value="22"/>
          <table:table-cell office:value-type="string" office:string-value="14-2060"/>
          <table:table-cell table:number-columns-repeated="16381"/>
        </table:table-row>
        <table:table-row>
          <table:table-cell office:value-type="float" office:value="394"/>
          <table:table-cell office:value-type="float" office:value="22"/>
          <table:table-cell office:value-type="string" office:string-value="14-2060"/>
          <table:table-cell table:number-columns-repeated="16381"/>
        </table:table-row>
        <table:table-row>
          <table:table-cell office:value-type="float" office:value="395"/>
          <table:table-cell office:value-type="float" office:value="23"/>
          <table:table-cell office:value-type="string" office:string-value="14-2060"/>
          <table:table-cell table:number-columns-repeated="16381"/>
        </table:table-row>
        <table:table-row>
          <table:table-cell office:value-type="float" office:value="396"/>
          <table:table-cell office:value-type="float" office:value="6"/>
          <table:table-cell office:value-type="string" office:string-value="14-2230"/>
          <table:table-cell table:number-columns-repeated="16381"/>
        </table:table-row>
        <table:table-row>
          <table:table-cell office:value-type="float" office:value="397"/>
          <table:table-cell office:value-type="float" office:value="6"/>
          <table:table-cell office:value-type="string" office:string-value="14-2230"/>
          <table:table-cell table:number-columns-repeated="16381"/>
        </table:table-row>
        <table:table-row>
          <table:table-cell office:value-type="float" office:value="398"/>
          <table:table-cell office:value-type="float" office:value="14"/>
          <table:table-cell office:value-type="string" office:string-value="14-2400"/>
          <table:table-cell table:number-columns-repeated="16381"/>
        </table:table-row>
        <table:table-row>
          <table:table-cell office:value-type="float" office:value="399"/>
          <table:table-cell office:value-type="float" office:value="43"/>
          <table:table-cell office:value-type="string" office:string-value="14-2500"/>
          <table:table-cell table:number-columns-repeated="16381"/>
        </table:table-row>
        <table:table-row>
          <table:table-cell office:value-type="float" office:value="400"/>
          <table:table-cell office:value-type="float" office:value="24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1"/>
          <table:table-cell office:value-type="float" office:value="24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2"/>
          <table:table-cell office:value-type="float" office:value="19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3"/>
          <table:table-cell office:value-type="float" office:value="19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4"/>
          <table:table-cell office:value-type="float" office:value="20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5"/>
          <table:table-cell office:value-type="float" office:value="20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6"/>
          <table:table-cell office:value-type="float" office:value="25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7"/>
          <table:table-cell office:value-type="float" office:value="25"/>
          <table:table-cell office:value-type="string" office:string-value="14-2550"/>
          <table:table-cell table:number-columns-repeated="16381"/>
        </table:table-row>
        <table:table-row>
          <table:table-cell office:value-type="float" office:value="408"/>
          <table:table-cell office:value-type="float" office:value="24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09"/>
          <table:table-cell office:value-type="float" office:value="24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0"/>
          <table:table-cell office:value-type="float" office:value="19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1"/>
          <table:table-cell office:value-type="float" office:value="19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2"/>
          <table:table-cell office:value-type="float" office:value="20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3"/>
          <table:table-cell office:value-type="float" office:value="20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4"/>
          <table:table-cell office:value-type="float" office:value="25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5"/>
          <table:table-cell office:value-type="float" office:value="25"/>
          <table:table-cell office:value-type="string" office:string-value="14-2560"/>
          <table:table-cell table:number-columns-repeated="16381"/>
        </table:table-row>
        <table:table-row>
          <table:table-cell office:value-type="float" office:value="416"/>
          <table:table-cell office:value-type="float" office:value="13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17"/>
          <table:table-cell office:value-type="float" office:value="13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18"/>
          <table:table-cell office:value-type="float" office:value="22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19"/>
          <table:table-cell office:value-type="float" office:value="22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20"/>
          <table:table-cell office:value-type="float" office:value="23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21"/>
          <table:table-cell office:value-type="float" office:value="14"/>
          <table:table-cell office:value-type="string" office:string-value="14-2650"/>
          <table:table-cell table:number-columns-repeated="16381"/>
        </table:table-row>
        <table:table-row>
          <table:table-cell office:value-type="float" office:value="422"/>
          <table:table-cell office:value-type="float" office:value="3"/>
          <table:table-cell office:value-type="string" office:string-value="14-2670"/>
          <table:table-cell table:number-columns-repeated="16381"/>
        </table:table-row>
        <table:table-row>
          <table:table-cell office:value-type="float" office:value="423"/>
          <table:table-cell office:value-type="float" office:value="16"/>
          <table:table-cell office:value-type="string" office:string-value="14-2670"/>
          <table:table-cell table:number-columns-repeated="16381"/>
        </table:table-row>
        <table:table-row>
          <table:table-cell office:value-type="float" office:value="424"/>
          <table:table-cell office:value-type="float" office:value="3"/>
          <table:table-cell office:value-type="string" office:string-value="14-2680"/>
          <table:table-cell table:number-columns-repeated="16381"/>
        </table:table-row>
        <table:table-row>
          <table:table-cell office:value-type="float" office:value="425"/>
          <table:table-cell office:value-type="float" office:value="16"/>
          <table:table-cell office:value-type="string" office:string-value="14-2680"/>
          <table:table-cell table:number-columns-repeated="16381"/>
        </table:table-row>
        <table:table-row>
          <table:table-cell office:value-type="float" office:value="426"/>
          <table:table-cell office:value-type="float" office:value="3"/>
          <table:table-cell office:value-type="string" office:string-value="14-2690"/>
          <table:table-cell table:number-columns-repeated="16381"/>
        </table:table-row>
        <table:table-row>
          <table:table-cell office:value-type="float" office:value="427"/>
          <table:table-cell office:value-type="float" office:value="16"/>
          <table:table-cell office:value-type="string" office:string-value="14-2690"/>
          <table:table-cell table:number-columns-repeated="16381"/>
        </table:table-row>
        <table:table-row>
          <table:table-cell office:value-type="float" office:value="428"/>
          <table:table-cell office:value-type="float" office:value="28"/>
          <table:table-cell office:value-type="string" office:string-value="14-5120"/>
          <table:table-cell table:number-columns-repeated="16381"/>
        </table:table-row>
        <table:table-row>
          <table:table-cell office:value-type="float" office:value="429"/>
          <table:table-cell office:value-type="float" office:value="30"/>
          <table:table-cell office:value-type="string" office:string-value="14-5120"/>
          <table:table-cell table:number-columns-repeated="16381"/>
        </table:table-row>
        <table:table-row>
          <table:table-cell office:value-type="float" office:value="430"/>
          <table:table-cell office:value-type="float" office:value="34"/>
          <table:table-cell office:value-type="string" office:string-value="14-5120"/>
          <table:table-cell table:number-columns-repeated="16381"/>
        </table:table-row>
        <table:table-row>
          <table:table-cell office:value-type="float" office:value="431"/>
          <table:table-cell office:value-type="float" office:value="31"/>
          <table:table-cell office:value-type="string" office:string-value="14-5120"/>
          <table:table-cell table:number-columns-repeated="16381"/>
        </table:table-row>
        <table:table-row>
          <table:table-cell office:value-type="float" office:value="432"/>
          <table:table-cell office:value-type="float" office:value="32"/>
          <table:table-cell office:value-type="string" office:string-value="14-6060"/>
          <table:table-cell table:number-columns-repeated="16381"/>
        </table:table-row>
        <table:table-row>
          <table:table-cell office:value-type="float" office:value="433"/>
          <table:table-cell office:value-type="float" office:value="32"/>
          <table:table-cell office:value-type="string" office:string-value="14-6070"/>
          <table:table-cell table:number-columns-repeated="16381"/>
        </table:table-row>
        <table:table-row>
          <table:table-cell office:value-type="float" office:value="434"/>
          <table:table-cell office:value-type="float" office:value="36"/>
          <table:table-cell office:value-type="string" office:string-value="14-6190"/>
          <table:table-cell table:number-columns-repeated="16381"/>
        </table:table-row>
        <table:table-row>
          <table:table-cell office:value-type="float" office:value="435"/>
          <table:table-cell office:value-type="float" office:value="38"/>
          <table:table-cell office:value-type="string" office:string-value="14-6190"/>
          <table:table-cell table:number-columns-repeated="16381"/>
        </table:table-row>
        <table:table-row>
          <table:table-cell office:value-type="float" office:value="436"/>
          <table:table-cell office:value-type="float" office:value="36"/>
          <table:table-cell office:value-type="string" office:string-value="14-6200"/>
          <table:table-cell table:number-columns-repeated="16381"/>
        </table:table-row>
        <table:table-row>
          <table:table-cell office:value-type="float" office:value="437"/>
          <table:table-cell office:value-type="float" office:value="38"/>
          <table:table-cell office:value-type="string" office:string-value="14-6200"/>
          <table:table-cell table:number-columns-repeated="16381"/>
        </table:table-row>
        <table:table-row>
          <table:table-cell office:value-type="float" office:value="438"/>
          <table:table-cell office:value-type="float" office:value="36"/>
          <table:table-cell office:value-type="string" office:string-value="14-6330"/>
          <table:table-cell table:number-columns-repeated="16381"/>
        </table:table-row>
        <table:table-row>
          <table:table-cell office:value-type="float" office:value="439"/>
          <table:table-cell office:value-type="float" office:value="38"/>
          <table:table-cell office:value-type="string" office:string-value="14-6330"/>
          <table:table-cell table:number-columns-repeated="16381"/>
        </table:table-row>
        <table:table-row>
          <table:table-cell office:value-type="float" office:value="440"/>
          <table:table-cell office:value-type="float" office:value="36"/>
          <table:table-cell office:value-type="string" office:string-value="14-6340"/>
          <table:table-cell table:number-columns-repeated="16381"/>
        </table:table-row>
        <table:table-row>
          <table:table-cell office:value-type="float" office:value="441"/>
          <table:table-cell office:value-type="float" office:value="38"/>
          <table:table-cell office:value-type="string" office:string-value="14-6340"/>
          <table:table-cell table:number-columns-repeated="16381"/>
        </table:table-row>
        <table:table-row>
          <table:table-cell office:value-type="float" office:value="442"/>
          <table:table-cell office:value-type="float" office:value="28"/>
          <table:table-cell office:value-type="string" office:string-value="14-6580"/>
          <table:table-cell table:number-columns-repeated="16381"/>
        </table:table-row>
        <table:table-row>
          <table:table-cell office:value-type="float" office:value="443"/>
          <table:table-cell office:value-type="float" office:value="30"/>
          <table:table-cell office:value-type="string" office:string-value="14-6580"/>
          <table:table-cell table:number-columns-repeated="16381"/>
        </table:table-row>
        <table:table-row>
          <table:table-cell office:value-type="float" office:value="444"/>
          <table:table-cell office:value-type="float" office:value="34"/>
          <table:table-cell office:value-type="string" office:string-value="14-6580"/>
          <table:table-cell table:number-columns-repeated="16381"/>
        </table:table-row>
        <table:table-row>
          <table:table-cell office:value-type="float" office:value="445"/>
          <table:table-cell office:value-type="float" office:value="31"/>
          <table:table-cell office:value-type="string" office:string-value="14-6580"/>
          <table:table-cell table:number-columns-repeated="16381"/>
        </table:table-row>
        <table:table-row>
          <table:table-cell office:value-type="float" office:value="446"/>
          <table:table-cell office:value-type="float" office:value="36"/>
          <table:table-cell office:value-type="string" office:string-value="14-6600"/>
          <table:table-cell table:number-columns-repeated="16381"/>
        </table:table-row>
        <table:table-row>
          <table:table-cell office:value-type="float" office:value="447"/>
          <table:table-cell office:value-type="float" office:value="38"/>
          <table:table-cell office:value-type="string" office:string-value="14-6600"/>
          <table:table-cell table:number-columns-repeated="16381"/>
        </table:table-row>
        <table:table-row>
          <table:table-cell office:value-type="float" office:value="448"/>
          <table:table-cell office:value-type="float" office:value="36"/>
          <table:table-cell office:value-type="string" office:string-value="14-6730"/>
          <table:table-cell table:number-columns-repeated="16381"/>
        </table:table-row>
        <table:table-row>
          <table:table-cell office:value-type="float" office:value="449"/>
          <table:table-cell office:value-type="float" office:value="38"/>
          <table:table-cell office:value-type="string" office:string-value="14-6730"/>
          <table:table-cell table:number-columns-repeated="16381"/>
        </table:table-row>
        <table:table-row>
          <table:table-cell office:value-type="float" office:value="450"/>
          <table:table-cell office:value-type="float" office:value="36"/>
          <table:table-cell office:value-type="string" office:string-value="14-6740"/>
          <table:table-cell table:number-columns-repeated="16381"/>
        </table:table-row>
        <table:table-row>
          <table:table-cell office:value-type="float" office:value="451"/>
          <table:table-cell office:value-type="float" office:value="38"/>
          <table:table-cell office:value-type="string" office:string-value="14-6740"/>
          <table:table-cell table:number-columns-repeated="16381"/>
        </table:table-row>
        <table:table-row>
          <table:table-cell office:value-type="float" office:value="452"/>
          <table:table-cell office:value-type="float" office:value="36"/>
          <table:table-cell office:value-type="string" office:string-value="14-6750"/>
          <table:table-cell table:number-columns-repeated="16381"/>
        </table:table-row>
        <table:table-row>
          <table:table-cell office:value-type="float" office:value="453"/>
          <table:table-cell office:value-type="float" office:value="38"/>
          <table:table-cell office:value-type="string" office:string-value="14-6750"/>
          <table:table-cell table:number-columns-repeated="16381"/>
        </table:table-row>
        <table:table-row>
          <table:table-cell office:value-type="float" office:value="454"/>
          <table:table-cell office:value-type="float" office:value="43"/>
          <table:table-cell office:value-type="string" office:string-value="15-3110"/>
          <table:table-cell table:number-columns-repeated="16381"/>
        </table:table-row>
        <table:table-row>
          <table:table-cell office:value-type="float" office:value="455"/>
          <table:table-cell office:value-type="float" office:value="45"/>
          <table:table-cell office:value-type="string" office:string-value="15-3140"/>
          <table:table-cell table:number-columns-repeated="16381"/>
        </table:table-row>
        <table:table-row>
          <table:table-cell office:value-type="float" office:value="456"/>
          <table:table-cell office:value-type="float" office:value="3"/>
          <table:table-cell office:value-type="string" office:string-value="15-3170"/>
          <table:table-cell table:number-columns-repeated="16381"/>
        </table:table-row>
        <table:table-row>
          <table:table-cell office:value-type="float" office:value="457"/>
          <table:table-cell office:value-type="float" office:value="16"/>
          <table:table-cell office:value-type="string" office:string-value="15-3170"/>
          <table:table-cell table:number-columns-repeated="16381"/>
        </table:table-row>
        <table:table-row>
          <table:table-cell office:value-type="float" office:value="458"/>
          <table:table-cell office:value-type="float" office:value="13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59"/>
          <table:table-cell office:value-type="float" office:value="13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60"/>
          <table:table-cell office:value-type="float" office:value="22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61"/>
          <table:table-cell office:value-type="float" office:value="22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62"/>
          <table:table-cell office:value-type="float" office:value="23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63"/>
          <table:table-cell office:value-type="float" office:value="14"/>
          <table:table-cell office:value-type="string" office:string-value="15-7110"/>
          <table:table-cell table:number-columns-repeated="16381"/>
        </table:table-row>
        <table:table-row>
          <table:table-cell office:value-type="float" office:value="464"/>
          <table:table-cell office:value-type="float" office:value="32"/>
          <table:table-cell office:value-type="string" office:string-value="16-2590"/>
          <table:table-cell table:number-columns-repeated="16381"/>
        </table:table-row>
        <table:table-row>
          <table:table-cell office:value-type="float" office:value="465"/>
          <table:table-cell office:value-type="float" office:value="32"/>
          <table:table-cell office:value-type="string" office:string-value="16-2610"/>
          <table:table-cell table:number-columns-repeated="16381"/>
        </table:table-row>
        <table:table-row>
          <table:table-cell office:value-type="float" office:value="466"/>
          <table:table-cell office:value-type="float" office:value="36"/>
          <table:table-cell office:value-type="string" office:string-value="16-2770"/>
          <table:table-cell table:number-columns-repeated="16381"/>
        </table:table-row>
        <table:table-row>
          <table:table-cell office:value-type="float" office:value="467"/>
          <table:table-cell office:value-type="float" office:value="38"/>
          <table:table-cell office:value-type="string" office:string-value="16-2770"/>
          <table:table-cell table:number-columns-repeated="16381"/>
        </table:table-row>
        <table:table-row>
          <table:table-cell office:value-type="float" office:value="468"/>
          <table:table-cell office:value-type="float" office:value="28"/>
          <table:table-cell office:value-type="string" office:string-value="16-2860"/>
          <table:table-cell table:number-columns-repeated="16381"/>
        </table:table-row>
        <table:table-row>
          <table:table-cell office:value-type="float" office:value="469"/>
          <table:table-cell office:value-type="float" office:value="30"/>
          <table:table-cell office:value-type="string" office:string-value="16-2860"/>
          <table:table-cell table:number-columns-repeated="16381"/>
        </table:table-row>
        <table:table-row>
          <table:table-cell office:value-type="float" office:value="470"/>
          <table:table-cell office:value-type="float" office:value="34"/>
          <table:table-cell office:value-type="string" office:string-value="16-2860"/>
          <table:table-cell table:number-columns-repeated="16381"/>
        </table:table-row>
        <table:table-row>
          <table:table-cell office:value-type="float" office:value="471"/>
          <table:table-cell office:value-type="float" office:value="31"/>
          <table:table-cell office:value-type="string" office:string-value="16-2860"/>
          <table:table-cell table:number-columns-repeated="16381"/>
        </table:table-row>
        <table:table-row>
          <table:table-cell office:value-type="float" office:value="472"/>
          <table:table-cell office:value-type="float" office:value="21"/>
          <table:table-cell office:value-type="string" office:string-value="16-2910"/>
          <table:table-cell table:number-columns-repeated="16381"/>
        </table:table-row>
        <table:table-row>
          <table:table-cell office:value-type="float" office:value="473"/>
          <table:table-cell office:value-type="float" office:value="26"/>
          <table:table-cell office:value-type="string" office:string-value="16-2910"/>
          <table:table-cell table:number-columns-repeated="16381"/>
        </table:table-row>
        <table:table-row>
          <table:table-cell office:value-type="float" office:value="474"/>
          <table:table-cell office:value-type="float" office:value="27"/>
          <table:table-cell office:value-type="string" office:string-value="16-2930"/>
          <table:table-cell table:number-columns-repeated="16381"/>
        </table:table-row>
        <table:table-row>
          <table:table-cell office:value-type="float" office:value="475"/>
          <table:table-cell office:value-type="float" office:value="27"/>
          <table:table-cell office:value-type="string" office:string-value="16-2940"/>
          <table:table-cell table:number-columns-repeated="16381"/>
        </table:table-row>
        <table:table-row>
          <table:table-cell office:value-type="float" office:value="476"/>
          <table:table-cell office:value-type="float" office:value="12"/>
          <table:table-cell office:value-type="string" office:string-value="16-2960"/>
          <table:table-cell table:number-columns-repeated="16381"/>
        </table:table-row>
        <table:table-row>
          <table:table-cell office:value-type="float" office:value="477"/>
          <table:table-cell office:value-type="float" office:value="11"/>
          <table:table-cell office:value-type="string" office:string-value="16-3060"/>
          <table:table-cell table:number-columns-repeated="16381"/>
        </table:table-row>
        <table:table-row>
          <table:table-cell office:value-type="float" office:value="478"/>
          <table:table-cell office:value-type="float" office:value="6"/>
          <table:table-cell office:value-type="string" office:string-value="16-3080"/>
          <table:table-cell table:number-columns-repeated="16381"/>
        </table:table-row>
        <table:table-row>
          <table:table-cell office:value-type="float" office:value="479"/>
          <table:table-cell office:value-type="float" office:value="6"/>
          <table:table-cell office:value-type="string" office:string-value="16-3080"/>
          <table:table-cell table:number-columns-repeated="16381"/>
        </table:table-row>
        <table:table-row>
          <table:table-cell office:value-type="float" office:value="480"/>
          <table:table-cell office:value-type="float" office:value="43"/>
          <table:table-cell office:value-type="string" office:string-value="16-3110"/>
          <table:table-cell table:number-columns-repeated="16381"/>
        </table:table-row>
        <table:table-row>
          <table:table-cell office:value-type="float" office:value="481"/>
          <table:table-cell office:value-type="float" office:value="9"/>
          <table:table-cell office:value-type="string" office:string-value="16-3160"/>
          <table:table-cell table:number-columns-repeated="16381"/>
        </table:table-row>
        <table:table-row>
          <table:table-cell office:value-type="float" office:value="482"/>
          <table:table-cell office:value-type="float" office:value="15"/>
          <table:table-cell office:value-type="string" office:string-value="16-3160"/>
          <table:table-cell table:number-columns-repeated="16381"/>
        </table:table-row>
        <table:table-row>
          <table:table-cell office:value-type="float" office:value="483"/>
          <table:table-cell office:value-type="float" office:value="11"/>
          <table:table-cell office:value-type="string" office:string-value="17-6480"/>
          <table:table-cell table:number-columns-repeated="16381"/>
        </table:table-row>
        <table:table-row>
          <table:table-cell office:value-type="float" office:value="484"/>
          <table:table-cell office:value-type="float" office:value="13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85"/>
          <table:table-cell office:value-type="float" office:value="13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86"/>
          <table:table-cell office:value-type="float" office:value="22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87"/>
          <table:table-cell office:value-type="float" office:value="22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88"/>
          <table:table-cell office:value-type="float" office:value="23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89"/>
          <table:table-cell office:value-type="float" office:value="14"/>
          <table:table-cell office:value-type="string" office:string-value="17-7110"/>
          <table:table-cell table:number-columns-repeated="16381"/>
        </table:table-row>
        <table:table-row>
          <table:table-cell office:value-type="float" office:value="490"/>
          <table:table-cell office:value-type="float" office:value="41"/>
          <table:table-cell office:value-type="string" office:string-value="18-6178"/>
          <table:table-cell table:number-columns-repeated="16381"/>
        </table:table-row>
        <table:table-row>
          <table:table-cell office:value-type="float" office:value="491"/>
          <table:table-cell office:value-type="float" office:value="42"/>
          <table:table-cell office:value-type="string" office:string-value="18-6178"/>
          <table:table-cell table:number-columns-repeated="16381"/>
        </table:table-row>
        <table:table-row>
          <table:table-cell office:value-type="float" office:value="492"/>
          <table:table-cell office:value-type="float" office:value="13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3"/>
          <table:table-cell office:value-type="float" office:value="13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4"/>
          <table:table-cell office:value-type="float" office:value="22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5"/>
          <table:table-cell office:value-type="float" office:value="22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6"/>
          <table:table-cell office:value-type="float" office:value="23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7"/>
          <table:table-cell office:value-type="float" office:value="14"/>
          <table:table-cell office:value-type="string" office:string-value="18-7090"/>
          <table:table-cell table:number-columns-repeated="16381"/>
        </table:table-row>
        <table:table-row>
          <table:table-cell office:value-type="float" office:value="498"/>
          <table:table-cell office:value-type="float" office:value="32"/>
          <table:table-cell office:value-type="string" office:string-value="19-2610"/>
          <table:table-cell table:number-columns-repeated="16381"/>
        </table:table-row>
        <table:table-row>
          <table:table-cell office:value-type="float" office:value="499"/>
          <table:table-cell office:value-type="float" office:value="28"/>
          <table:table-cell office:value-type="string" office:string-value="19-2860"/>
          <table:table-cell table:number-columns-repeated="16381"/>
        </table:table-row>
        <table:table-row>
          <table:table-cell office:value-type="float" office:value="500"/>
          <table:table-cell office:value-type="float" office:value="30"/>
          <table:table-cell office:value-type="string" office:string-value="19-2860"/>
          <table:table-cell table:number-columns-repeated="16381"/>
        </table:table-row>
        <table:table-row>
          <table:table-cell office:value-type="float" office:value="501"/>
          <table:table-cell office:value-type="float" office:value="34"/>
          <table:table-cell office:value-type="string" office:string-value="19-2860"/>
          <table:table-cell table:number-columns-repeated="16381"/>
        </table:table-row>
        <table:table-row>
          <table:table-cell office:value-type="float" office:value="502"/>
          <table:table-cell office:value-type="float" office:value="31"/>
          <table:table-cell office:value-type="string" office:string-value="19-2860"/>
          <table:table-cell table:number-columns-repeated="16381"/>
        </table:table-row>
        <table:table-row>
          <table:table-cell office:value-type="float" office:value="503"/>
          <table:table-cell office:value-type="float" office:value="21"/>
          <table:table-cell office:value-type="string" office:string-value="19-2910"/>
          <table:table-cell table:number-columns-repeated="16381"/>
        </table:table-row>
        <table:table-row>
          <table:table-cell office:value-type="float" office:value="504"/>
          <table:table-cell office:value-type="float" office:value="26"/>
          <table:table-cell office:value-type="string" office:string-value="19-2910"/>
          <table:table-cell table:number-columns-repeated="16381"/>
        </table:table-row>
        <table:table-row>
          <table:table-cell office:value-type="float" office:value="505"/>
          <table:table-cell office:value-type="float" office:value="27"/>
          <table:table-cell office:value-type="string" office:string-value="19-2930"/>
          <table:table-cell table:number-columns-repeated="16381"/>
        </table:table-row>
        <table:table-row>
          <table:table-cell office:value-type="float" office:value="506"/>
          <table:table-cell office:value-type="float" office:value="12"/>
          <table:table-cell office:value-type="string" office:string-value="19-2960"/>
          <table:table-cell table:number-columns-repeated="16381"/>
        </table:table-row>
        <table:table-row>
          <table:table-cell office:value-type="float" office:value="507"/>
          <table:table-cell office:value-type="float" office:value="11"/>
          <table:table-cell office:value-type="string" office:string-value="19-3060"/>
          <table:table-cell table:number-columns-repeated="16381"/>
        </table:table-row>
        <table:table-row>
          <table:table-cell office:value-type="float" office:value="508"/>
          <table:table-cell office:value-type="float" office:value="6"/>
          <table:table-cell office:value-type="string" office:string-value="19-3080"/>
          <table:table-cell table:number-columns-repeated="16381"/>
        </table:table-row>
        <table:table-row>
          <table:table-cell office:value-type="float" office:value="509"/>
          <table:table-cell office:value-type="float" office:value="6"/>
          <table:table-cell office:value-type="string" office:string-value="19-3080"/>
          <table:table-cell table:number-columns-repeated="16381"/>
        </table:table-row>
        <table:table-row>
          <table:table-cell office:value-type="float" office:value="510"/>
          <table:table-cell office:value-type="float" office:value="28"/>
          <table:table-cell office:value-type="string" office:string-value="23-2860"/>
          <table:table-cell table:number-columns-repeated="16381"/>
        </table:table-row>
        <table:table-row>
          <table:table-cell office:value-type="float" office:value="511"/>
          <table:table-cell office:value-type="float" office:value="30"/>
          <table:table-cell office:value-type="string" office:string-value="23-2860"/>
          <table:table-cell table:number-columns-repeated="16381"/>
        </table:table-row>
        <table:table-row>
          <table:table-cell office:value-type="float" office:value="512"/>
          <table:table-cell office:value-type="float" office:value="34"/>
          <table:table-cell office:value-type="string" office:string-value="23-2860"/>
          <table:table-cell table:number-columns-repeated="16381"/>
        </table:table-row>
        <table:table-row>
          <table:table-cell office:value-type="float" office:value="513"/>
          <table:table-cell office:value-type="float" office:value="31"/>
          <table:table-cell office:value-type="string" office:string-value="23-2860"/>
          <table:table-cell table:number-columns-repeated="16381"/>
        </table:table-row>
        <table:table-row>
          <table:table-cell office:value-type="float" office:value="514"/>
          <table:table-cell office:value-type="float" office:value="21"/>
          <table:table-cell office:value-type="string" office:string-value="23-2910"/>
          <table:table-cell table:number-columns-repeated="16381"/>
        </table:table-row>
        <table:table-row>
          <table:table-cell office:value-type="float" office:value="515"/>
          <table:table-cell office:value-type="float" office:value="26"/>
          <table:table-cell office:value-type="string" office:string-value="23-2910"/>
          <table:table-cell table:number-columns-repeated="16381"/>
        </table:table-row>
        <table:table-row>
          <table:table-cell office:value-type="float" office:value="516"/>
          <table:table-cell office:value-type="float" office:value="27"/>
          <table:table-cell office:value-type="string" office:string-value="23-2930"/>
          <table:table-cell table:number-columns-repeated="16381"/>
        </table:table-row>
        <table:table-row>
          <table:table-cell office:value-type="float" office:value="517"/>
          <table:table-cell office:value-type="float" office:value="12"/>
          <table:table-cell office:value-type="string" office:string-value="23-2960"/>
          <table:table-cell table:number-columns-repeated="16381"/>
        </table:table-row>
        <table:table-row>
          <table:table-cell office:value-type="float" office:value="518"/>
          <table:table-cell office:value-type="float" office:value="11"/>
          <table:table-cell office:value-type="string" office:string-value="23-3060"/>
          <table:table-cell table:number-columns-repeated="16381"/>
        </table:table-row>
        <table:table-row>
          <table:table-cell office:value-type="float" office:value="519"/>
          <table:table-cell office:value-type="float" office:value="6"/>
          <table:table-cell office:value-type="string" office:string-value="23-3080"/>
          <table:table-cell table:number-columns-repeated="16381"/>
        </table:table-row>
        <table:table-row>
          <table:table-cell office:value-type="float" office:value="520"/>
          <table:table-cell office:value-type="float" office:value="6"/>
          <table:table-cell office:value-type="string" office:string-value="23-3080"/>
          <table:table-cell table:number-columns-repeated="16381"/>
        </table:table-row>
        <table:table-row>
          <table:table-cell office:value-type="float" office:value="521"/>
          <table:table-cell office:value-type="float" office:value="45"/>
          <table:table-cell office:value-type="string" office:string-value="23-3140"/>
          <table:table-cell table:number-columns-repeated="16381"/>
        </table:table-row>
        <table:table-row>
          <table:table-cell office:value-type="float" office:value="522"/>
          <table:table-cell office:value-type="float" office:value="36"/>
          <table:table-cell office:value-type="string" office:string-value="23-3710"/>
          <table:table-cell table:number-columns-repeated="16381"/>
        </table:table-row>
        <table:table-row>
          <table:table-cell office:value-type="float" office:value="523"/>
          <table:table-cell office:value-type="float" office:value="38"/>
          <table:table-cell office:value-type="string" office:string-value="23-3710"/>
          <table:table-cell table:number-columns-repeated="16381"/>
        </table:table-row>
        <table:table-row>
          <table:table-cell office:value-type="float" office:value="524"/>
          <table:table-cell office:value-type="float" office:value="42"/>
          <table:table-cell office:value-type="string" office:string-value="23-6186"/>
          <table:table-cell table:number-columns-repeated="16381"/>
        </table:table-row>
        <table:table-row>
          <table:table-cell office:value-type="float" office:value="525"/>
          <table:table-cell office:value-type="float" office:value="41"/>
          <table:table-cell office:value-type="string" office:string-value="23-6370"/>
          <table:table-cell table:number-columns-repeated="16381"/>
        </table:table-row>
        <table:table-row>
          <table:table-cell office:value-type="float" office:value="526"/>
          <table:table-cell office:value-type="float" office:value="41"/>
          <table:table-cell office:value-type="string" office:string-value="23-6370"/>
          <table:table-cell table:number-columns-repeated="16381"/>
        </table:table-row>
        <table:table-row>
          <table:table-cell office:value-type="float" office:value="527"/>
          <table:table-cell office:value-type="float" office:value="13"/>
          <table:table-cell office:value-type="string" office:string-value="23-7090"/>
          <table:table-cell table:number-columns-repeated="16381"/>
        </table:table-row>
        <table:table-row>
          <table:table-cell office:value-type="float" office:value="528"/>
          <table:table-cell office:value-type="float" office:value="13"/>
          <table:table-cell office:value-type="string" office:string-value="23-7090"/>
          <table:table-cell table:number-columns-repeated="16381"/>
        </table:table-row>
        <table:table-row>
          <table:table-cell office:value-type="float" office:value="529"/>
          <table:table-cell office:value-type="float" office:value="22"/>
          <table:table-cell office:value-type="string" office:string-value="23-7090"/>
          <table:table-cell table:number-columns-repeated="16381"/>
        </table:table-row>
        <table:table-row>
          <table:table-cell office:value-type="float" office:value="530"/>
          <table:table-cell office:value-type="float" office:value="22"/>
          <table:table-cell office:value-type="string" office:string-value="23-7090"/>
          <table:table-cell table:number-columns-repeated="16381"/>
        </table:table-row>
        <table:table-row>
          <table:table-cell office:value-type="float" office:value="531"/>
          <table:table-cell office:value-type="float" office:value="14"/>
          <table:table-cell office:value-type="string" office:string-value="23-7090"/>
          <table:table-cell table:number-columns-repeated="16381"/>
        </table:table-row>
        <table:table-row>
          <table:table-cell office:value-type="float" office:value="532"/>
          <table:table-cell office:value-type="float" office:value="13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3"/>
          <table:table-cell office:value-type="float" office:value="13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4"/>
          <table:table-cell office:value-type="float" office:value="22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5"/>
          <table:table-cell office:value-type="float" office:value="22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6"/>
          <table:table-cell office:value-type="float" office:value="23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7"/>
          <table:table-cell office:value-type="float" office:value="14"/>
          <table:table-cell office:value-type="string" office:string-value="23-7110"/>
          <table:table-cell table:number-columns-repeated="16381"/>
        </table:table-row>
        <table:table-row>
          <table:table-cell office:value-type="float" office:value="538"/>
          <table:table-cell office:value-type="float" office:value="23"/>
          <table:table-cell office:value-type="string" office:string-value="23-7130"/>
          <table:table-cell table:number-columns-repeated="16381"/>
        </table:table-row>
        <table:table-row>
          <table:table-cell office:value-type="float" office:value="539"/>
          <table:table-cell office:value-type="float" office:value="32"/>
          <table:table-cell office:value-type="string" office:string-value="24-2610"/>
          <table:table-cell table:number-columns-repeated="16381"/>
        </table:table-row>
        <table:table-row>
          <table:table-cell office:value-type="float" office:value="540"/>
          <table:table-cell office:value-type="float" office:value="36"/>
          <table:table-cell office:value-type="string" office:string-value="24-2770"/>
          <table:table-cell table:number-columns-repeated="16381"/>
        </table:table-row>
        <table:table-row>
          <table:table-cell office:value-type="float" office:value="541"/>
          <table:table-cell office:value-type="float" office:value="38"/>
          <table:table-cell office:value-type="string" office:string-value="24-2770"/>
          <table:table-cell table:number-columns-repeated="16381"/>
        </table:table-row>
        <table:table-row>
          <table:table-cell office:value-type="float" office:value="542"/>
          <table:table-cell office:value-type="float" office:value="9"/>
          <table:table-cell office:value-type="string" office:string-value="24-3160"/>
          <table:table-cell table:number-columns-repeated="16381"/>
        </table:table-row>
        <table:table-row>
          <table:table-cell office:value-type="float" office:value="543"/>
          <table:table-cell office:value-type="float" office:value="9"/>
          <table:table-cell office:value-type="string" office:string-value="24-3161"/>
          <table:table-cell table:number-columns-repeated="16381"/>
        </table:table-row>
        <table:table-row>
          <table:table-cell office:value-type="float" office:value="544"/>
          <table:table-cell office:value-type="float" office:value="15"/>
          <table:table-cell office:value-type="string" office:string-value="24-3161"/>
          <table:table-cell table:number-columns-repeated="16381"/>
        </table:table-row>
        <table:table-row>
          <table:table-cell office:value-type="float" office:value="545"/>
          <table:table-cell office:value-type="float" office:value="3"/>
          <table:table-cell office:value-type="string" office:string-value="24-3170"/>
          <table:table-cell table:number-columns-repeated="16381"/>
        </table:table-row>
        <table:table-row>
          <table:table-cell office:value-type="float" office:value="546"/>
          <table:table-cell office:value-type="float" office:value="16"/>
          <table:table-cell office:value-type="string" office:string-value="24-3170"/>
          <table:table-cell table:number-columns-repeated="16381"/>
        </table:table-row>
        <table:table-row>
          <table:table-cell office:value-type="float" office:value="547"/>
          <table:table-cell office:value-type="float" office:value="3"/>
          <table:table-cell office:value-type="string" office:string-value="24-3180"/>
          <table:table-cell table:number-columns-repeated="16381"/>
        </table:table-row>
        <table:table-row>
          <table:table-cell office:value-type="float" office:value="548"/>
          <table:table-cell office:value-type="float" office:value="16"/>
          <table:table-cell office:value-type="string" office:string-value="24-3180"/>
          <table:table-cell table:number-columns-repeated="16381"/>
        </table:table-row>
        <table:table-row>
          <table:table-cell office:value-type="float" office:value="549"/>
          <table:table-cell office:value-type="float" office:value="41"/>
          <table:table-cell office:value-type="string" office:string-value="24-6178"/>
          <table:table-cell table:number-columns-repeated="16381"/>
        </table:table-row>
        <table:table-row>
          <table:table-cell office:value-type="float" office:value="550"/>
          <table:table-cell office:value-type="float" office:value="41"/>
          <table:table-cell office:value-type="string" office:string-value="24-6178"/>
          <table:table-cell table:number-columns-repeated="16381"/>
        </table:table-row>
        <table:table-row>
          <table:table-cell office:value-type="float" office:value="551"/>
          <table:table-cell office:value-type="float" office:value="41"/>
          <table:table-cell office:value-type="string" office:string-value="24-6179"/>
          <table:table-cell table:number-columns-repeated="16381"/>
        </table:table-row>
        <table:table-row>
          <table:table-cell office:value-type="float" office:value="552"/>
          <table:table-cell office:value-type="float" office:value="41"/>
          <table:table-cell office:value-type="string" office:string-value="24-6179"/>
          <table:table-cell table:number-columns-repeated="16381"/>
        </table:table-row>
        <table:table-row>
          <table:table-cell office:value-type="float" office:value="553"/>
          <table:table-cell office:value-type="float" office:value="42"/>
          <table:table-cell office:value-type="string" office:string-value="24-6186"/>
          <table:table-cell table:number-columns-repeated="16381"/>
        </table:table-row>
        <table:table-row>
          <table:table-cell office:value-type="float" office:value="554"/>
          <table:table-cell office:value-type="float" office:value="43"/>
          <table:table-cell office:value-type="string" office:string-value="33-0640"/>
          <table:table-cell table:number-columns-repeated="16381"/>
        </table:table-row>
        <table:table-row>
          <table:table-cell office:value-type="float" office:value="555"/>
          <table:table-cell office:value-type="float" office:value="43"/>
          <table:table-cell office:value-type="string" office:string-value="33-0870"/>
          <table:table-cell table:number-columns-repeated="16381"/>
        </table:table-row>
        <table:table-row>
          <table:table-cell office:value-type="float" office:value="556"/>
          <table:table-cell office:value-type="float" office:value="45"/>
          <table:table-cell office:value-type="string" office:string-value="33-0870"/>
          <table:table-cell table:number-columns-repeated="16381"/>
        </table:table-row>
        <table:table-row>
          <table:table-cell office:value-type="float" office:value="557"/>
          <table:table-cell office:value-type="float" office:value="45"/>
          <table:table-cell office:value-type="string" office:string-value="33-0880"/>
          <table:table-cell table:number-columns-repeated="16381"/>
        </table:table-row>
        <table:table-row>
          <table:table-cell office:value-type="float" office:value="558"/>
          <table:table-cell office:value-type="float" office:value="45"/>
          <table:table-cell office:value-type="string" office:string-value="33-1084"/>
          <table:table-cell table:number-columns-repeated="16381"/>
        </table:table-row>
        <table:table-row>
          <table:table-cell office:value-type="float" office:value="559"/>
          <table:table-cell office:value-type="float" office:value="11"/>
          <table:table-cell office:value-type="string" office:string-value="34-3060"/>
          <table:table-cell table:number-columns-repeated="16381"/>
        </table:table-row>
        <table:table-row>
          <table:table-cell office:value-type="float" office:value="560"/>
          <table:table-cell office:value-type="float" office:value="32"/>
          <table:table-cell office:value-type="string" office:string-value="35-2600"/>
          <table:table-cell table:number-columns-repeated="16381"/>
        </table:table-row>
        <table:table-row>
          <table:table-cell office:value-type="float" office:value="561"/>
          <table:table-cell office:value-type="float" office:value="36"/>
          <table:table-cell office:value-type="string" office:string-value="35-2760"/>
          <table:table-cell table:number-columns-repeated="16381"/>
        </table:table-row>
        <table:table-row>
          <table:table-cell office:value-type="float" office:value="562"/>
          <table:table-cell office:value-type="float" office:value="38"/>
          <table:table-cell office:value-type="string" office:string-value="35-2760"/>
          <table:table-cell table:number-columns-repeated="16381"/>
        </table:table-row>
        <table:table-row>
          <table:table-cell office:value-type="float" office:value="563"/>
          <table:table-cell office:value-type="float" office:value="6"/>
          <table:table-cell office:value-type="string" office:string-value="35-3080"/>
          <table:table-cell table:number-columns-repeated="16381"/>
        </table:table-row>
        <table:table-row>
          <table:table-cell office:value-type="float" office:value="564"/>
          <table:table-cell office:value-type="float" office:value="6"/>
          <table:table-cell office:value-type="string" office:string-value="35-3080"/>
          <table:table-cell table:number-columns-repeated="16381"/>
        </table:table-row>
        <table:table-row>
          <table:table-cell office:value-type="float" office:value="565"/>
          <table:table-cell office:value-type="float" office:value="24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66"/>
          <table:table-cell office:value-type="float" office:value="24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67"/>
          <table:table-cell office:value-type="float" office:value="19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68"/>
          <table:table-cell office:value-type="float" office:value="19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69"/>
          <table:table-cell office:value-type="float" office:value="20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70"/>
          <table:table-cell office:value-type="float" office:value="20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71"/>
          <table:table-cell office:value-type="float" office:value="25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72"/>
          <table:table-cell office:value-type="float" office:value="25"/>
          <table:table-cell office:value-type="string" office:string-value="35-3090"/>
          <table:table-cell table:number-columns-repeated="16381"/>
        </table:table-row>
        <table:table-row>
          <table:table-cell office:value-type="float" office:value="573"/>
          <table:table-cell office:value-type="float" office:value="43"/>
          <table:table-cell office:value-type="string" office:string-value="35-3110"/>
          <table:table-cell table:number-columns-repeated="16381"/>
        </table:table-row>
        <table:table-row>
          <table:table-cell office:value-type="float" office:value="574"/>
          <table:table-cell office:value-type="float" office:value="13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75"/>
          <table:table-cell office:value-type="float" office:value="13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76"/>
          <table:table-cell office:value-type="float" office:value="22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77"/>
          <table:table-cell office:value-type="float" office:value="22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78"/>
          <table:table-cell office:value-type="float" office:value="23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79"/>
          <table:table-cell office:value-type="float" office:value="14"/>
          <table:table-cell office:value-type="string" office:string-value="35-7090"/>
          <table:table-cell table:number-columns-repeated="16381"/>
        </table:table-row>
        <table:table-row>
          <table:table-cell office:value-type="float" office:value="580"/>
          <table:table-cell office:value-type="float" office:value="13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1"/>
          <table:table-cell office:value-type="float" office:value="13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2"/>
          <table:table-cell office:value-type="float" office:value="22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3"/>
          <table:table-cell office:value-type="float" office:value="22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4"/>
          <table:table-cell office:value-type="float" office:value="23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5"/>
          <table:table-cell office:value-type="float" office:value="14"/>
          <table:table-cell office:value-type="string" office:string-value="35-7120"/>
          <table:table-cell table:number-columns-repeated="16381"/>
        </table:table-row>
        <table:table-row>
          <table:table-cell office:value-type="float" office:value="586"/>
          <table:table-cell office:value-type="float" office:value="32"/>
          <table:table-cell office:value-type="string" office:string-value="36-2610"/>
          <table:table-cell table:number-columns-repeated="16381"/>
        </table:table-row>
        <table:table-row>
          <table:table-cell office:value-type="float" office:value="587"/>
          <table:table-cell office:value-type="float" office:value="36"/>
          <table:table-cell office:value-type="string" office:string-value="36-2770"/>
          <table:table-cell table:number-columns-repeated="16381"/>
        </table:table-row>
        <table:table-row>
          <table:table-cell office:value-type="float" office:value="588"/>
          <table:table-cell office:value-type="float" office:value="38"/>
          <table:table-cell office:value-type="string" office:string-value="36-2770"/>
          <table:table-cell table:number-columns-repeated="16381"/>
        </table:table-row>
        <table:table-row>
          <table:table-cell office:value-type="float" office:value="589"/>
          <table:table-cell office:value-type="float" office:value="28"/>
          <table:table-cell office:value-type="string" office:string-value="36-2860"/>
          <table:table-cell table:number-columns-repeated="16381"/>
        </table:table-row>
        <table:table-row>
          <table:table-cell office:value-type="float" office:value="590"/>
          <table:table-cell office:value-type="float" office:value="30"/>
          <table:table-cell office:value-type="string" office:string-value="36-2860"/>
          <table:table-cell table:number-columns-repeated="16381"/>
        </table:table-row>
        <table:table-row>
          <table:table-cell office:value-type="float" office:value="591"/>
          <table:table-cell office:value-type="float" office:value="34"/>
          <table:table-cell office:value-type="string" office:string-value="36-2860"/>
          <table:table-cell table:number-columns-repeated="16381"/>
        </table:table-row>
        <table:table-row>
          <table:table-cell office:value-type="float" office:value="592"/>
          <table:table-cell office:value-type="float" office:value="31"/>
          <table:table-cell office:value-type="string" office:string-value="36-2860"/>
          <table:table-cell table:number-columns-repeated="16381"/>
        </table:table-row>
        <table:table-row>
          <table:table-cell office:value-type="float" office:value="593"/>
          <table:table-cell office:value-type="float" office:value="27"/>
          <table:table-cell office:value-type="string" office:string-value="36-2930"/>
          <table:table-cell table:number-columns-repeated="16381"/>
        </table:table-row>
        <table:table-row>
          <table:table-cell office:value-type="float" office:value="594"/>
          <table:table-cell office:value-type="float" office:value="11"/>
          <table:table-cell office:value-type="string" office:string-value="36-3060"/>
          <table:table-cell table:number-columns-repeated="16381"/>
        </table:table-row>
        <table:table-row>
          <table:table-cell office:value-type="float" office:value="595"/>
          <table:table-cell office:value-type="float" office:value="6"/>
          <table:table-cell office:value-type="string" office:string-value="36-3080"/>
          <table:table-cell table:number-columns-repeated="16381"/>
        </table:table-row>
        <table:table-row>
          <table:table-cell office:value-type="float" office:value="596"/>
          <table:table-cell office:value-type="float" office:value="6"/>
          <table:table-cell office:value-type="string" office:string-value="36-3080"/>
          <table:table-cell table:number-columns-repeated="16381"/>
        </table:table-row>
        <table:table-row>
          <table:table-cell office:value-type="float" office:value="597"/>
          <table:table-cell office:value-type="float" office:value="24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598"/>
          <table:table-cell office:value-type="float" office:value="24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599"/>
          <table:table-cell office:value-type="float" office:value="19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0"/>
          <table:table-cell office:value-type="float" office:value="19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1"/>
          <table:table-cell office:value-type="float" office:value="20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2"/>
          <table:table-cell office:value-type="float" office:value="20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3"/>
          <table:table-cell office:value-type="float" office:value="25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4"/>
          <table:table-cell office:value-type="float" office:value="25"/>
          <table:table-cell office:value-type="string" office:string-value="36-3090"/>
          <table:table-cell table:number-columns-repeated="16381"/>
        </table:table-row>
        <table:table-row>
          <table:table-cell office:value-type="float" office:value="605"/>
          <table:table-cell office:value-type="float" office:value="43"/>
          <table:table-cell office:value-type="string" office:string-value="36-3110"/>
          <table:table-cell table:number-columns-repeated="16381"/>
        </table:table-row>
        <table:table-row>
          <table:table-cell office:value-type="float" office:value="606"/>
          <table:table-cell office:value-type="float" office:value="45"/>
          <table:table-cell office:value-type="string" office:string-value="36-3110"/>
          <table:table-cell table:number-columns-repeated="16381"/>
        </table:table-row>
        <table:table-row>
          <table:table-cell office:value-type="float" office:value="607"/>
          <table:table-cell office:value-type="float" office:value="24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08"/>
          <table:table-cell office:value-type="float" office:value="24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09"/>
          <table:table-cell office:value-type="float" office:value="19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0"/>
          <table:table-cell office:value-type="float" office:value="19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1"/>
          <table:table-cell office:value-type="float" office:value="20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2"/>
          <table:table-cell office:value-type="float" office:value="20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3"/>
          <table:table-cell office:value-type="float" office:value="25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4"/>
          <table:table-cell office:value-type="float" office:value="25"/>
          <table:table-cell office:value-type="string" office:string-value="36-3120"/>
          <table:table-cell table:number-columns-repeated="16381"/>
        </table:table-row>
        <table:table-row>
          <table:table-cell office:value-type="float" office:value="615"/>
          <table:table-cell office:value-type="float" office:value="9"/>
          <table:table-cell office:value-type="string" office:string-value="36-3160"/>
          <table:table-cell table:number-columns-repeated="16381"/>
        </table:table-row>
        <table:table-row>
          <table:table-cell office:value-type="float" office:value="616"/>
          <table:table-cell office:value-type="float" office:value="15"/>
          <table:table-cell office:value-type="string" office:string-value="36-3160"/>
          <table:table-cell table:number-columns-repeated="16381"/>
        </table:table-row>
        <table:table-row>
          <table:table-cell office:value-type="float" office:value="617"/>
          <table:table-cell office:value-type="float" office:value="15"/>
          <table:table-cell office:value-type="string" office:string-value="36-3162"/>
          <table:table-cell table:number-columns-repeated="16381"/>
        </table:table-row>
        <table:table-row>
          <table:table-cell office:value-type="float" office:value="618"/>
          <table:table-cell office:value-type="float" office:value="41"/>
          <table:table-cell office:value-type="string" office:string-value="36-6178"/>
          <table:table-cell table:number-columns-repeated="16381"/>
        </table:table-row>
        <table:table-row>
          <table:table-cell office:value-type="float" office:value="619"/>
          <table:table-cell office:value-type="float" office:value="41"/>
          <table:table-cell office:value-type="string" office:string-value="36-6178"/>
          <table:table-cell table:number-columns-repeated="16381"/>
        </table:table-row>
        <table:table-row>
          <table:table-cell office:value-type="float" office:value="620"/>
          <table:table-cell office:value-type="float" office:value="42"/>
          <table:table-cell office:value-type="string" office:string-value="36-6186"/>
          <table:table-cell table:number-columns-repeated="16381"/>
        </table:table-row>
        <table:table-row>
          <table:table-cell office:value-type="float" office:value="621"/>
          <table:table-cell office:value-type="float" office:value="13"/>
          <table:table-cell office:value-type="string" office:string-value="36-7110"/>
          <table:table-cell table:number-columns-repeated="16381"/>
        </table:table-row>
        <table:table-row>
          <table:table-cell office:value-type="float" office:value="622"/>
          <table:table-cell office:value-type="float" office:value="13"/>
          <table:table-cell office:value-type="string" office:string-value="36-7110"/>
          <table:table-cell table:number-columns-repeated="16381"/>
        </table:table-row>
        <table:table-row>
          <table:table-cell office:value-type="float" office:value="623"/>
          <table:table-cell office:value-type="float" office:value="22"/>
          <table:table-cell office:value-type="string" office:string-value="36-7110"/>
          <table:table-cell table:number-columns-repeated="16381"/>
        </table:table-row>
        <table:table-row>
          <table:table-cell office:value-type="float" office:value="624"/>
          <table:table-cell office:value-type="float" office:value="22"/>
          <table:table-cell office:value-type="string" office:string-value="36-7110"/>
          <table:table-cell table:number-columns-repeated="16381"/>
        </table:table-row>
        <table:table-row>
          <table:table-cell office:value-type="float" office:value="625"/>
          <table:table-cell office:value-type="float" office:value="23"/>
          <table:table-cell office:value-type="string" office:string-value="36-7142"/>
          <table:table-cell table:number-columns-repeated="16381"/>
        </table:table-row>
        <table:table-row>
          <table:table-cell office:value-type="float" office:value="626"/>
          <table:table-cell office:value-type="float" office:value="36"/>
          <table:table-cell office:value-type="string" office:string-value="37-2770"/>
          <table:table-cell table:number-columns-repeated="16381"/>
        </table:table-row>
        <table:table-row>
          <table:table-cell office:value-type="float" office:value="627"/>
          <table:table-cell office:value-type="float" office:value="38"/>
          <table:table-cell office:value-type="string" office:string-value="37-2770"/>
          <table:table-cell table:number-columns-repeated="16381"/>
        </table:table-row>
        <table:table-row>
          <table:table-cell office:value-type="float" office:value="628"/>
          <table:table-cell office:value-type="float" office:value="11"/>
          <table:table-cell office:value-type="string" office:string-value="37-3060"/>
          <table:table-cell table:number-columns-repeated="16381"/>
        </table:table-row>
        <table:table-row>
          <table:table-cell office:value-type="float" office:value="629"/>
          <table:table-cell office:value-type="float" office:value="43"/>
          <table:table-cell office:value-type="string" office:string-value="37-3110"/>
          <table:table-cell table:number-columns-repeated="16381"/>
        </table:table-row>
        <table:table-row>
          <table:table-cell office:value-type="float" office:value="630"/>
          <table:table-cell office:value-type="float" office:value="24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1"/>
          <table:table-cell office:value-type="float" office:value="24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2"/>
          <table:table-cell office:value-type="float" office:value="19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3"/>
          <table:table-cell office:value-type="float" office:value="19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4"/>
          <table:table-cell office:value-type="float" office:value="20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5"/>
          <table:table-cell office:value-type="float" office:value="20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6"/>
          <table:table-cell office:value-type="float" office:value="25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7"/>
          <table:table-cell office:value-type="float" office:value="25"/>
          <table:table-cell office:value-type="string" office:string-value="37-3120"/>
          <table:table-cell table:number-columns-repeated="16381"/>
        </table:table-row>
        <table:table-row>
          <table:table-cell office:value-type="float" office:value="638"/>
          <table:table-cell office:value-type="float" office:value="9"/>
          <table:table-cell office:value-type="string" office:string-value="37-3160"/>
          <table:table-cell table:number-columns-repeated="16381"/>
        </table:table-row>
        <table:table-row>
          <table:table-cell office:value-type="float" office:value="639"/>
          <table:table-cell office:value-type="float" office:value="15"/>
          <table:table-cell office:value-type="string" office:string-value="37-3160"/>
          <table:table-cell table:number-columns-repeated="16381"/>
        </table:table-row>
        <table:table-row>
          <table:table-cell office:value-type="float" office:value="640"/>
          <table:table-cell office:value-type="float" office:value="41"/>
          <table:table-cell office:value-type="string" office:string-value="37-6178"/>
          <table:table-cell table:number-columns-repeated="16381"/>
        </table:table-row>
        <table:table-row>
          <table:table-cell office:value-type="float" office:value="641"/>
          <table:table-cell office:value-type="float" office:value="13"/>
          <table:table-cell office:value-type="string" office:string-value="37-7110"/>
          <table:table-cell table:number-columns-repeated="16381"/>
        </table:table-row>
        <table:table-row>
          <table:table-cell office:value-type="float" office:value="642"/>
          <table:table-cell office:value-type="float" office:value="13"/>
          <table:table-cell office:value-type="string" office:string-value="37-7110"/>
          <table:table-cell table:number-columns-repeated="16381"/>
        </table:table-row>
        <table:table-row>
          <table:table-cell office:value-type="float" office:value="643"/>
          <table:table-cell office:value-type="float" office:value="22"/>
          <table:table-cell office:value-type="string" office:string-value="37-7110"/>
          <table:table-cell table:number-columns-repeated="16381"/>
        </table:table-row>
        <table:table-row>
          <table:table-cell office:value-type="float" office:value="644"/>
          <table:table-cell office:value-type="float" office:value="22"/>
          <table:table-cell office:value-type="string" office:string-value="37-7110"/>
          <table:table-cell table:number-columns-repeated="16381"/>
        </table:table-row>
        <table:table-row>
          <table:table-cell office:value-type="float" office:value="645"/>
          <table:table-cell office:value-type="float" office:value="11"/>
          <table:table-cell office:value-type="string" office:string-value="38-3060"/>
          <table:table-cell table:number-columns-repeated="16381"/>
        </table:table-row>
        <table:table-row>
          <table:table-cell office:value-type="float" office:value="646"/>
          <table:table-cell office:value-type="float" office:value="43"/>
          <table:table-cell office:value-type="string" office:string-value="38-3110"/>
          <table:table-cell table:number-columns-repeated="16381"/>
        </table:table-row>
        <table:table-row>
          <table:table-cell office:value-type="float" office:value="647"/>
          <table:table-cell office:value-type="float" office:value="43"/>
          <table:table-cell office:value-type="string" office:string-value="39-3110"/>
          <table:table-cell table:number-columns-repeated="16381"/>
        </table:table-row>
        <table:table-row>
          <table:table-cell office:value-type="float" office:value="648"/>
          <table:table-cell office:value-type="float" office:value="13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49"/>
          <table:table-cell office:value-type="float" office:value="13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50"/>
          <table:table-cell office:value-type="float" office:value="22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51"/>
          <table:table-cell office:value-type="float" office:value="22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52"/>
          <table:table-cell office:value-type="float" office:value="23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53"/>
          <table:table-cell office:value-type="float" office:value="14"/>
          <table:table-cell office:value-type="string" office:string-value="39-7110"/>
          <table:table-cell table:number-columns-repeated="16381"/>
        </table:table-row>
        <table:table-row>
          <table:table-cell office:value-type="float" office:value="654"/>
          <table:table-cell office:value-type="float" office:value="43"/>
          <table:table-cell office:value-type="string" office:string-value="40-3110"/>
          <table:table-cell table:number-columns-repeated="16381"/>
        </table:table-row>
        <table:table-row>
          <table:table-cell office:value-type="string" office:string-value="id_art_motor"/>
          <table:table-cell office:value-type="string" office:string-value="id_motor"/>
          <table:table-cell office:value-type="string" office:string-value="id_articulo"/>
          <table:table-cell table:number-columns-repeated="16381"/>
        </table:table-row>
        <table:table-row table:number-rows-repeated="1047921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7:52Z</meta:creation-date>
    <dc:date>2019-08-08T14:43:57Z</dc:date>
    <meta:editing-cycles>5</meta:editing-cycles>
    <meta:editing-duration>PT1678S</meta:editing-duration>
  </office:meta>
</office:document-meta>
</file>